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paragraph-properties fo:break-before="page"/>
    </style:style>
    <style:style style:name="P3" style:family="paragraph" style:parent-style-name="Subtitle">
      <style:paragraph-properties fo:text-align="start" style:justify-single-word="false"/>
    </style:style>
    <style:style style:name="P4" style:family="paragraph" style:parent-style-name="Text_20_body">
      <style:text-properties officeooo:rsid="00186bcd" officeooo:paragraph-rsid="005014fc"/>
    </style:style>
    <style:style style:name="P5" style:family="paragraph" style:parent-style-name="Text_20_body">
      <style:text-properties officeooo:paragraph-rsid="00242c07"/>
    </style:style>
    <style:style style:name="P6" style:family="paragraph" style:parent-style-name="Text_20_body">
      <style:text-properties officeooo:paragraph-rsid="00257e3a"/>
    </style:style>
    <style:style style:name="P7" style:family="paragraph" style:parent-style-name="Text_20_body">
      <style:text-properties officeooo:rsid="005014fc" officeooo:paragraph-rsid="005111b3"/>
    </style:style>
    <style:style style:name="P8" style:family="paragraph" style:parent-style-name="Text_20_body">
      <style:text-properties officeooo:rsid="005111b3" officeooo:paragraph-rsid="005111b3"/>
    </style:style>
    <style:style style:name="P9" style:family="paragraph" style:parent-style-name="Contents_20_4">
      <style:paragraph-properties>
        <style:tab-stops>
          <style:tab-stop style:position="4.1102in" style:type="right" style:leader-style="dotted" style:leader-text="."/>
        </style:tab-stops>
      </style:paragraph-properties>
    </style:style>
    <style:style style:name="P10" style:family="paragraph" style:parent-style-name="Contents_20_2">
      <style:paragraph-properties>
        <style:tab-stops>
          <style:tab-stop style:position="4.5035in" style:type="right" style:leader-style="dotted" style:leader-text="."/>
        </style:tab-stops>
      </style:paragraph-properties>
    </style:style>
    <style:style style:name="P11" style:family="paragraph" style:parent-style-name="Title">
      <style:paragraph-properties fo:text-align="end" style:justify-single-word="false"/>
    </style:style>
    <style:style style:name="P12" style:family="paragraph" style:parent-style-name="Title">
      <style:paragraph-properties fo:text-align="start" style:justify-single-word="false"/>
      <style:text-properties officeooo:paragraph-rsid="00186bcd"/>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officeooo:paragraph-rsid="00565cc9"/>
    </style:style>
    <style:style style:name="P15" style:family="paragraph" style:parent-style-name="Heading_20_4" style:master-page-name="HTML">
      <style:paragraph-properties fo:text-align="end" style:justify-single-word="false" style:page-number="auto"/>
      <style:text-properties officeooo:paragraph-rsid="0059ca42"/>
    </style:style>
    <style:style style:name="P16" style:family="paragraph" style:parent-style-name="Text_20_body">
      <style:text-properties officeooo:rsid="004cc162" officeooo:paragraph-rsid="005014fc"/>
    </style:style>
    <style:style style:name="P17" style:family="paragraph" style:parent-style-name="Text_20_body">
      <style:text-properties officeooo:rsid="005111b3" officeooo:paragraph-rsid="005111b3"/>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text-properties officeooo:paragraph-rsid="00401eaf"/>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officeooo:paragraph-rsid="0063cdcc"/>
    </style:style>
    <style:style style:name="P30" style:family="paragraph" style:parent-style-name="Text_20_body">
      <style:paragraph-properties fo:break-before="page"/>
    </style:style>
    <style:style style:name="P31" style:family="paragraph" style:parent-style-name="Text_20_body">
      <style:paragraph-properties fo:break-before="page"/>
      <style:text-properties officeooo:paragraph-rsid="0063cdcc"/>
    </style:style>
    <style:style style:name="P32" style:family="paragraph" style:parent-style-name="Text_20_body" style:master-page-name="Right_20_Page">
      <style:paragraph-properties style:page-number="1" fo:break-before="page"/>
    </style:style>
    <style:style style:name="P33" style:family="paragraph" style:parent-style-name="Contents_20_1">
      <style:paragraph-properties>
        <style:tab-stops>
          <style:tab-stop style:position="4.7in" style:type="right" style:leader-style="dotted" style:leader-text="."/>
        </style:tab-stops>
      </style:paragraph-properties>
    </style:style>
    <style:style style:name="P34" style:family="paragraph" style:parent-style-name="Contents_20_Heading">
      <style:paragraph-properties fo:break-before="pag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style:font-name="Dax-Bold" fo:font-size="11pt" style:font-size-asian="11pt" style:font-size-complex="11pt"/>
    </style:style>
    <style:style style:name="T4" style:family="text">
      <style:text-properties officeooo:rsid="001b1bc1"/>
    </style:style>
    <style:style style:name="T5" style:family="text">
      <style:text-properties fo:font-style="italic" style:font-style-asian="italic" style:font-style-complex="italic"/>
    </style:style>
    <style:style style:name="T6" style:family="text">
      <style:text-properties fo:font-style="italic" officeooo:rsid="001b1bc1" style:font-style-asian="italic" style:font-style-complex="italic"/>
    </style:style>
    <style:style style:name="T7" style:family="text">
      <style:text-properties fo:font-style="italic" officeooo:rsid="0026ded8" style:font-style-asian="italic" style:font-style-complex="italic"/>
    </style:style>
    <style:style style:name="T8" style:family="text">
      <style:text-properties fo:font-style="italic" officeooo:rsid="00360a59" style:font-style-asian="italic" style:font-style-complex="italic"/>
    </style:style>
    <style:style style:name="T9" style:family="text">
      <style:text-properties fo:font-style="italic" officeooo:rsid="0039a7bb" style:font-style-asian="italic" style:font-style-complex="italic"/>
    </style:style>
    <style:style style:name="T10" style:family="text">
      <style:text-properties fo:font-style="italic" officeooo:rsid="00401eaf" style:font-style-asian="italic" style:font-style-complex="italic"/>
    </style:style>
    <style:style style:name="T11" style:family="text">
      <style:text-properties fo:font-style="italic" officeooo:rsid="0020dde1" style:font-style-asian="italic" style:font-style-complex="italic"/>
    </style:style>
    <style:style style:name="T12" style:family="text">
      <style:text-properties fo:font-style="italic" officeooo:rsid="005014fc" style:font-style-asian="italic" style:font-style-complex="italic"/>
    </style:style>
    <style:style style:name="T13" style:family="text">
      <style:text-properties fo:font-style="italic" officeooo:rsid="004cc162" style:font-style-asian="italic" style:font-style-complex="italic"/>
    </style:style>
    <style:style style:name="T14" style:family="text">
      <style:text-properties fo:font-style="italic" officeooo:rsid="005111b3" style:font-style-asian="italic" style:font-style-complex="italic"/>
    </style:style>
    <style:style style:name="T15" style:family="text">
      <style:text-properties fo:font-style="italic" officeooo:rsid="007461c1" style:font-style-asian="italic" style:font-style-complex="italic"/>
    </style:style>
    <style:style style:name="T16" style:family="text">
      <style:text-properties officeooo:rsid="001b337d"/>
    </style:style>
    <style:style style:name="T17" style:family="text">
      <style:text-properties officeooo:rsid="001c140f"/>
    </style:style>
    <style:style style:name="T18" style:family="text">
      <style:text-properties officeooo:rsid="001d1587"/>
    </style:style>
    <style:style style:name="T19" style:family="text">
      <style:text-properties officeooo:rsid="001ecd5b"/>
    </style:style>
    <style:style style:name="T20" style:family="text">
      <style:text-properties officeooo:rsid="001fbc14"/>
    </style:style>
    <style:style style:name="T21" style:family="text">
      <style:text-properties officeooo:rsid="0020dde1"/>
    </style:style>
    <style:style style:name="T22" style:family="text">
      <style:text-properties officeooo:rsid="0021d8da"/>
    </style:style>
    <style:style style:name="T23" style:family="text">
      <style:text-properties officeooo:rsid="00242c07"/>
    </style:style>
    <style:style style:name="T24" style:family="text">
      <style:text-properties fo:font-weight="normal" style:font-weight-asian="normal" style:font-weight-complex="normal"/>
    </style:style>
    <style:style style:name="T25" style:family="text">
      <style:text-properties fo:font-weight="normal" officeooo:rsid="00257e3a" style:font-weight-asian="normal" style:font-weight-complex="normal"/>
    </style:style>
    <style:style style:name="T26" style:family="text">
      <style:text-properties fo:font-weight="normal" officeooo:rsid="0063cdcc" style:font-weight-asian="normal" style:font-weight-complex="normal"/>
    </style:style>
    <style:style style:name="T27" style:family="text">
      <style:text-properties fo:font-weight="normal" officeooo:rsid="007af60b" style:font-weight-asian="normal" style:font-weight-complex="normal"/>
    </style:style>
    <style:style style:name="T28" style:family="text">
      <style:text-properties officeooo:rsid="00257e3a"/>
    </style:style>
    <style:style style:name="T29" style:family="text">
      <style:text-properties officeooo:rsid="0026ded8"/>
    </style:style>
    <style:style style:name="T30" style:family="text">
      <style:text-properties officeooo:rsid="0027c8c7"/>
    </style:style>
    <style:style style:name="T31" style:family="text">
      <style:text-properties officeooo:rsid="00295b80"/>
    </style:style>
    <style:style style:name="T32" style:family="text">
      <style:text-properties officeooo:rsid="002abb8d"/>
    </style:style>
    <style:style style:name="T33" style:family="text">
      <style:text-properties officeooo:rsid="002e4f7a"/>
    </style:style>
    <style:style style:name="T34" style:family="text">
      <style:text-properties officeooo:rsid="002f91f2"/>
    </style:style>
    <style:style style:name="T35" style:family="text">
      <style:text-properties officeooo:rsid="003079f7"/>
    </style:style>
    <style:style style:name="T36" style:family="text">
      <style:text-properties officeooo:rsid="00310cdb"/>
    </style:style>
    <style:style style:name="T37" style:family="text">
      <style:text-properties fo:font-style="normal" style:font-style-asian="normal" style:font-style-complex="normal"/>
    </style:style>
    <style:style style:name="T38" style:family="text">
      <style:text-properties fo:font-style="normal" officeooo:rsid="00367dd5" style:font-style-asian="normal" style:font-style-complex="normal"/>
    </style:style>
    <style:style style:name="T39" style:family="text">
      <style:text-properties fo:font-style="normal" officeooo:rsid="003d032c" style:font-style-asian="normal" style:font-style-complex="normal"/>
    </style:style>
    <style:style style:name="T40" style:family="text">
      <style:text-properties fo:font-style="normal" officeooo:rsid="004cc162" style:font-style-asian="normal" style:font-style-complex="normal"/>
    </style:style>
    <style:style style:name="T41" style:family="text">
      <style:text-properties fo:font-style="normal" officeooo:rsid="006ef456" style:font-style-asian="normal" style:font-style-complex="normal"/>
    </style:style>
    <style:style style:name="T42" style:family="text">
      <style:text-properties fo:font-style="normal" officeooo:rsid="00257e3a" style:font-style-asian="normal" style:font-style-complex="normal"/>
    </style:style>
    <style:style style:name="T43" style:family="text">
      <style:text-properties officeooo:rsid="0032b2d4"/>
    </style:style>
    <style:style style:name="T44" style:family="text">
      <style:text-properties officeooo:rsid="003415fc"/>
    </style:style>
    <style:style style:name="T45" style:family="text">
      <style:text-properties officeooo:rsid="00357956"/>
    </style:style>
    <style:style style:name="T46" style:family="text">
      <style:text-properties officeooo:rsid="00360a59"/>
    </style:style>
    <style:style style:name="T47" style:family="text">
      <style:text-properties officeooo:rsid="00367dd5"/>
    </style:style>
    <style:style style:name="T48" style:family="text">
      <style:text-properties officeooo:rsid="00386abc"/>
    </style:style>
    <style:style style:name="T49" style:family="text">
      <style:text-properties officeooo:rsid="0039a7bb"/>
    </style:style>
    <style:style style:name="T50" style:family="text">
      <style:text-properties officeooo:rsid="003a5303"/>
    </style:style>
    <style:style style:name="T51" style:family="text">
      <style:text-properties officeooo:rsid="003aef23"/>
    </style:style>
    <style:style style:name="T52" style:family="text">
      <style:text-properties officeooo:rsid="003afbde"/>
    </style:style>
    <style:style style:name="T53" style:family="text">
      <style:text-properties officeooo:rsid="003bc0a4"/>
    </style:style>
    <style:style style:name="T54" style:family="text">
      <style:text-properties officeooo:rsid="003bd859"/>
    </style:style>
    <style:style style:name="T55" style:family="text">
      <style:text-properties officeooo:rsid="003d032c"/>
    </style:style>
    <style:style style:name="T56" style:family="text">
      <style:text-properties officeooo:rsid="003ed328"/>
    </style:style>
    <style:style style:name="T57" style:family="text">
      <style:text-properties officeooo:rsid="003f0da5"/>
    </style:style>
    <style:style style:name="T58" style:family="text">
      <style:text-properties officeooo:rsid="00401eaf"/>
    </style:style>
    <style:style style:name="T59" style:family="text">
      <style:text-properties officeooo:rsid="00425a63"/>
    </style:style>
    <style:style style:name="T60" style:family="text">
      <style:text-properties officeooo:rsid="004519b3"/>
    </style:style>
    <style:style style:name="T61" style:family="text">
      <style:text-properties officeooo:rsid="00462c71"/>
    </style:style>
    <style:style style:name="T62" style:family="text">
      <style:text-properties officeooo:rsid="00494f39"/>
    </style:style>
    <style:style style:name="T63" style:family="text">
      <style:text-properties officeooo:rsid="004bd5f4"/>
    </style:style>
    <style:style style:name="T64" style:family="text">
      <style:text-properties officeooo:rsid="004cc162"/>
    </style:style>
    <style:style style:name="T65" style:family="text">
      <style:text-properties officeooo:rsid="005014fc"/>
    </style:style>
    <style:style style:name="T66" style:family="text">
      <style:text-properties officeooo:rsid="005111b3"/>
    </style:style>
    <style:style style:name="T67" style:family="text">
      <style:text-properties officeooo:rsid="0054f3c5"/>
    </style:style>
    <style:style style:name="T68" style:family="text">
      <style:text-properties officeooo:rsid="00565cc9"/>
    </style:style>
    <style:style style:name="T69" style:family="text">
      <style:text-properties officeooo:rsid="00571600"/>
    </style:style>
    <style:style style:name="T70" style:family="text">
      <style:text-properties officeooo:rsid="00580d84"/>
    </style:style>
    <style:style style:name="T71" style:family="text">
      <style:text-properties officeooo:rsid="00592b17"/>
    </style:style>
    <style:style style:name="T72" style:family="text">
      <style:text-properties officeooo:rsid="0059486e"/>
    </style:style>
    <style:style style:name="T73" style:family="text">
      <style:text-properties officeooo:rsid="005c72e9"/>
    </style:style>
    <style:style style:name="T74" style:family="text">
      <style:text-properties officeooo:rsid="005e42a4"/>
    </style:style>
    <style:style style:name="T75" style:family="text">
      <style:text-properties officeooo:rsid="005e4f4a"/>
    </style:style>
    <style:style style:name="T76" style:family="text">
      <style:text-properties officeooo:rsid="00617b2e"/>
    </style:style>
    <style:style style:name="T77" style:family="text">
      <style:text-properties officeooo:rsid="006209a1"/>
    </style:style>
    <style:style style:name="T78" style:family="text">
      <style:text-properties officeooo:rsid="006a8f69"/>
    </style:style>
    <style:style style:name="T79" style:family="text">
      <style:text-properties fo:font-size="10pt"/>
    </style:style>
    <style:style style:name="T80" style:family="text">
      <style:text-properties officeooo:rsid="006ba3bf"/>
    </style:style>
    <style:style style:name="T81" style:family="text">
      <style:text-properties officeooo:rsid="006bb8bc"/>
    </style:style>
    <style:style style:name="T82" style:family="text">
      <style:text-properties officeooo:rsid="007461c1"/>
    </style:style>
    <style:style style:name="T83" style:family="text">
      <style:text-properties officeooo:rsid="00764c25"/>
    </style:style>
    <style:style style:name="T84" style:family="text">
      <style:text-properties officeooo:rsid="00772be0"/>
    </style:style>
    <style:style style:name="T85" style:family="text">
      <style:text-properties officeooo:rsid="0078b99e"/>
    </style:style>
    <style:style style:name="T86" style:family="text">
      <style:text-properties officeooo:rsid="007ae268"/>
    </style:style>
    <style:style style:name="T87" style:family="text">
      <style:text-properties officeooo:rsid="007d1e62"/>
    </style:style>
    <style:style style:name="T88" style:family="text">
      <style:text-properties officeooo:rsid="007d8e6a"/>
    </style:style>
    <style:style style:name="T89" style:family="text">
      <style:text-properties officeooo:rsid="007e26b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4"><text:bookmark-start text:name="__RefHeading___Toc5702_1455034019"/>Web App Front-End Development Best Practices 2017<text:line-break/>– A Lab Book<text:bookmark-end text:name="__RefHeading___Toc5702_1455034019"/></text:h>
      <text:p text:style-name="Text_20_body"/>
      <text:p text:style-name="P31"><text:span text:style-name="Emphasis">If we complicate things, they get less simple.</text:span> – Professor at Cambridge University</text:p>
      <text:p text:style-name="P29"><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P29"><text:span text:style-name="Emphasis">Complexity is a sign of technical immaturity. Simplicity of use is the real sign of a well designed product whether it is an ATM or a Patriot missile.</text:span> – Daniel T. Ling</text:p>
      <text:p text:style-name="P29"><text:span text:style-name="Emphasis">Simplicity is the soul of efficiency.</text:span> – Austin Freeman, “The Eye of Osiris”</text:p>
      <text:p text:style-name="P29"><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P29"><text:span text:style-name="Emphasis">Controlling complexity is the essence of computer programming.</text:span> – Brian Kernighan</text:p>
      <text:p text:style-name="P29"><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P29"><text:span text:style-name="Emphasis">Simplicity does not precede complexity, but follows it.</text:span> – Alan J. Perlis </text:p>
      <text:p text:style-name="Text_20_body"/>
      <text:p text:style-name="P2"/>
      <text:h text:style-name="Heading_20_3" text:outline-level="3"><text:bookmark-start text:name="__RefHeading___Toc5704_1455034019"/>Wolfgang Gehner<text:bookmark-end text:name="__RefHeading___Toc5704_1455034019"/></text:h>
      <text:h text:style-name="P12" text:outline-level="1"><text:bookmark-start text:name="__RefHeading___Toc5706_1455034019"/>Web App <text:line-break/>Front-End Development <text:line-break/>Best Practices 2017 <text:bookmark-end text:name="__RefHeading___Toc5706_1455034019"/></text:h>
      <text:p text:style-name="P3">A Lab Book </text:p>
      <text:p text:style-name="Text_20_body"/>
      <text:p text:style-name="Text_20_body"/>
      <text:p text:style-name="Text_20_body"/>
      <text:p text:style-name="Text_20_body"/>
      <text:p text:style-name="Text_20_body"/>
      <text:p text:style-name="P5"><text:span text:style-name="T23">C</text:span>urrent online version <text:span text:style-name="T23">at:<text:line-break/>docs.topseed.io/tutorial </text:span></text:p>
      <text:p text:style-name="Text_20_body"/>
      <text:p text:style-name="Text_20_body"/>
      <text:p text:style-name="Text_20_body"/>
      <text:p text:style-name="Text_20_body"/>
      <text:h text:style-name="Heading_20_4" text:outline-level="4"><text:bookmark-start text:name="__RefHeading___Toc5708_1455034019"/><text:span text:style-name="T25">This book </text:span><text:span text:style-name="T26">is</text:span><text:span text:style-name="T25"> kindly</text:span><text:span text:style-name="T24"> </text:span><text:span text:style-name="T27">supported</text:span><text:span text:style-name="T24"> by:</text:span> <text:s/><text:span text:style-name="T3">appthings.io</text:span><text:bookmark-end text:name="__RefHeading___Toc5708_1455034019"/></text:h>
      <text:p text:style-name="Text_20_body"/>
      <text:p text:style-name="P2"/>
      <text:p text:style-name="Text_20_body"/>
      <text:p text:style-name="Text_20_body"/>
      <text:p text:style-name="Text_20_body"/>
      <text:p text:style-name="Footnote">1st Edition 2017</text:p>
      <text:p text:style-name="Footnote"/>
      <text:p text:style-name="Footnote">Copyright © Wolfgang Gehner (wgehner@gmail.com)</text:p>
      <text:p text:style-name="Footnote"/>
      <text:p text:style-name="Footnote">Contact hi@appthings.io for rights to reproduce this book in any form. </text:p>
      <text:p text:style-name="Footnote"/>
      <text:p text:style-name="Text_20_body"><text:span text:style-name="T79">In almost all cases, code is licensed under the MIT license. Check https://rawgit.com/topseed/topseed/master/LICENSE.md for exceptions.</text:span></text:p>
      <text:p text:style-name="Text_20_body"/>
      <text:h text:style-name="P1" text:outline-level="3"><text:bookmark-start text:name="__RefHeading___Toc5710_1455034019"/>Preface<text:bookmark-end text:name="__RefHeading___Toc5710_1455034019"/></text:h>
      <text:p text:style-name="P16">Since my beginnings in <text:span text:style-name="T78">programming for the web</text:span> in 1998, I have seen many technologies come and go. </text:p>
      <text:p text:style-name="P4"><text:span text:style-name="T64">Do you remember the time of J2EE Blueprints that included object-relational </text:span><text:span text:style-name="T13">Enterprise Java Beans</text:span><text:span text:style-name="T64"> (EJBs)? I was called in as a troubleshooter on a web development project for a prominent Swiss Bank. They had religiously applied the J2EE blueprints and it took their web app 45 (forty-five!) seconds from log-in until a user would see the first screen with a portfolio dashboard. Replacing EJBs with entity-relational </text:span><text:span text:style-name="T13">Data Access Objects</text:span><text:span text:style-name="T64"> (DAOs) fixed the speed issue. </text:span><text:span text:style-name="T40">Years later</text:span><text:span text:style-name="T64">, DAO became part of the J2EE Blueprints. <text:s/></text:span></text:p>
      <text:p text:style-name="P4"><text:span text:style-name="T65">At the time when the web framework </text:span><text:span text:style-name="T12">Struts</text:span><text:span text:style-name="T65"> was up and coming, I co-authored a book on “Struts Best Practices”, published in German and French. When applied </text:span><text:span text:style-name="T12">intelligently</text:span><text:span text:style-name="T65">, Struts, Tomcat and Java allowed you to do a lot of things we do in web apps today, pretty efficiently. I also saw some rather modest Struts apps written by people who obviously hadn't had the opportunity to read the Best Practices book...</text:span></text:p>
      <text:p text:style-name="P4"><text:span text:style-name="T64">The trick has always been not only to pick the right technologies but also to know </text:span><text:span text:style-name="T13">how to </text:span><text:span text:style-name="T41">apply them</text:span><text:span text:style-name="T64"> so they serve their actual business purpose: to help efficiently create web apps that are maintainable and future-safe. </text:span></text:p>
      <text:p text:style-name="P7"><text:span text:style-name="T66">W</text:span>hat<text:span text:style-name="T80">'s</text:span> considered “the best technolog<text:span text:style-name="T80">y</text:span>” is constantly changing. So another trick is to <text:span text:style-name="T5">design for change.</text:span> Any individual technology in the code examples can be replaced without invalidating the <text:span text:style-name="T66">overall </text:span>architecture. <text:span text:style-name="T66">Want or need to use a different CSS framework? Not a problem. Not ready for</text:span> Standard Web Components, but want to use Angular or Polymer <text:span text:style-name="T66">instead</text:span>? <text:span text:style-name="T66">Not a problem.</text:span> <text:span text:style-name="T66">It is less about what technology to use, but how to use it best </text:span><text:span text:style-name="T14">and</text:span><text:span text:style-name="T66"> allow for change.</text:span></text:p>
      <text:p text:style-name="P8">Enjoy these Labs. <text:span text:style-name="T67">They are tightly packed with goodies and </text:span>I <text:span text:style-name="T80">can almost guarantee</text:span> <text:span text:style-name="T80">that </text:span>you <text:span text:style-name="T81">will</text:span> <text:span text:style-name="T81">discover things that are both cool and useful.</text:span></text:p>
      <text:p text:style-name="P8">I<text:span text:style-name="T80">'d love to hear </text:span>your feedback and <text:span text:style-name="T80">respond to </text:span>questions at wgehner@gmail.com. The journey is just beginning.</text:p>
      <text:h text:style-name="Heading_20_3" text:outline-level="3"/>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9"/>
          <text:p text:style-name="Contents_20_1"><text:a xlink:type="simple" xlink:href="#__RefHeading___Toc5718_1455034019" text:style-name="Index_20_Link" text:visited-style-name="Index_20_Link">Part I: The Basics<text:tab/>1</text:a></text:p>
          <text:p text:style-name="P10"><text:a xlink:type="simple" xlink:href="#__RefHeading___Toc5720_1455034019" text:style-name="Index_20_Link" text:visited-style-name="Index_20_Link">Lab 1: Hello World – Using Markdown with Preprocessor<text:tab/>3</text:a></text:p>
          <text:p text:style-name="P10"><text:a xlink:type="simple" xlink:href="#__RefHeading___Toc5722_1455034019" text:style-name="Index_20_Link" text:visited-style-name="Index_20_Link">Lab 2: Material Design, SASS and Pug<text:tab/>5</text:a></text:p>
          <text:p text:style-name="P10"><text:a xlink:type="simple" xlink:href="#__RefHeading___Toc5724_1455034019" text:style-name="Index_20_Link" text:visited-style-name="Index_20_Link">Lab 3: Go-Live – Deploy to Cloud and Use a CDN<text:tab/>7</text:a></text:p>
          <text:p text:style-name="P10"><text:a xlink:type="simple" xlink:href="#__RefHeading___Toc5726_1455034019" text:style-name="Index_20_Link" text:visited-style-name="Index_20_Link">Lab 4: App-Shell, Turbo and Caching for Performance<text:tab/>9</text:a></text:p>
          <text:p text:style-name="P33"><text:a xlink:type="simple" xlink:href="#__RefHeading___Toc5728_1455034019" text:style-name="Index_20_Link" text:visited-style-name="Index_20_Link"/></text:p>
          <text:p text:style-name="P33"><text:a xlink:type="simple" xlink:href="#__RefHeading___Toc5728_1455034019" text:style-name="Index_20_Link" text:visited-style-name="Index_20_Link">Part II: The Bricks and Mortar<text:tab/>11</text:a></text:p>
          <text:p text:style-name="P10"><text:a xlink:type="simple" xlink:href="#__RefHeading___Toc5730_1455034019" text:style-name="Index_20_Link" text:visited-style-name="Index_20_Link">Lab 5: Accelerated Mobile Pages (AMP) and Node.js<text:tab/>13</text:a></text:p>
          <text:p text:style-name="P10"><text:a xlink:type="simple" xlink:href="#__RefHeading___Toc5732_1455034019" text:style-name="Index_20_Link" text:visited-style-name="Index_20_Link">Lab 6: UI Reading from an API<text:tab/>17</text:a></text:p>
          <text:p text:style-name="P10"><text:a xlink:type="simple" xlink:href="#__RefHeading___Toc5734_1455034019" text:style-name="Index_20_Link" text:visited-style-name="Index_20_Link">Lab 7: UI Writing to an API (Example: Firebase)<text:tab/>21</text:a></text:p>
          <text:p text:style-name="P10"><text:a xlink:type="simple" xlink:href="#__RefHeading___Toc5736_1455034019" text:style-name="Index_20_Link" text:visited-style-name="Index_20_Link">Lab 8: Log-in Security and Tokens<text:tab/>25</text:a></text:p>
          <text:p text:style-name="P33"><text:a xlink:type="simple" xlink:href="#__RefHeading___Toc5738_1455034019" text:style-name="Index_20_Link" text:visited-style-name="Index_20_Link"/></text:p>
          <text:p text:style-name="P33"><text:span text:style-name="T86">P</text:span><text:a xlink:type="simple" xlink:href="#__RefHeading___Toc5738_1455034019" text:style-name="Index_20_Link" text:visited-style-name="Index_20_Link">art III: The Perspectives<text:tab/>29</text:a></text:p>
          <text:p text:style-name="P10"><text:a xlink:type="simple" xlink:href="#__RefHeading___Toc5740_1455034019" text:style-name="Index_20_Link" text:visited-style-name="Index_20_Link">Lab 9: Standard Web Components and their Communication<text:tab/>31</text:a></text:p>
          <text:p text:style-name="P10"><text:a xlink:type="simple" xlink:href="#__RefHeading___Toc5742_1455034019" text:style-name="Index_20_Link" text:visited-style-name="Index_20_Link">Lab 10: Mobile App (Phonegap)<text:tab/>37</text:a></text:p>
        </text:index-body>
      </text:table-of-content>
      <text:h text:style-name="Heading_20_3" text:outline-level="3"/>
      <text:p text:style-name="P6"/>
      <text:p text:style-name="Text_20_body"/>
      <text:p text:style-name="P32"/>
      <text:p text:style-name="Text_20_body"/>
      <text:p text:style-name="Text_20_body"/>
      <text:h text:style-name="P11" text:outline-level="1"><text:bookmark-start text:name="__RefHeading___Toc5718_1455034019"/>Part I: The Basics<text:bookmark-end text:name="__RefHeading___Toc5718_1455034019"/></text:h>
      <text:p text:style-name="Text_20_body"/>
      <text:p text:style-name="P2"/>
      <text:h text:style-name="P13" text:outline-level="2"><text:bookmark text:name="lab-1-hello-world-using-markdown-with-preprocessor"/><text:bookmark-start text:name="__RefHeading___Toc5720_1455034019"/>Lab 1: Hello World – Using Markdown with Preprocessor<text:bookmark-end text:name="__RefHeading___Toc5720_1455034019"/></text:h>
      <text:p text:style-name="Text_20_body"/>
      <text:list xml:id="list4667412952258215167" text:style-name="L2">
        <text:list-item>
          <text:p text:style-name="P18">Download and unzip <text:span text:style-name="Pre"><text:span text:style-name="T2">topseed-helloworld-master.zip</text:span></text:span> from <text:span text:style-name="Pre"><text:span text:style-name="T2">https://github.com/topseed/topseed-helloworld</text:span></text:span> to your location of choice on your developer <text:s/>machine.</text:p>
        </text:list-item>
        <text:list-item>
          <text:p text:style-name="P18">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text:span text:style-name="T28">'</text:span>Options<text:span text:style-name="T28">'</text:span> has 'Automatically show index.html' checked. Ensure the Web Server is <text:span text:style-name="T5">STARTED</text:span>, then navigate to the proposed URL (e.g. <text:span text:style-name="Pre">http://127.0.0.1:8887</text:span><text:span text:style-name="Pre"><text:span text:style-name="T28">).</text:span></text:span> You should see a demo website. Explore the site. It uses <text:span text:style-name="T5">responsive design</text:span><text:span text:style-name="T37">; </text:span><text:span text:style-name="T42">r</text:span><text:span text:style-name="T37">e</text:span>size the browser from fullscreen to narrow to see the layout adapt. </text:p>
        </text:list-item>
        <text:list-item>
          <text:p text:style-name="P18">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eed-srv</text:span><text:span text:style-name="Pre"><text:span text:style-name="T87">​ ​</text:span></text:span><text:span text:style-name="Pre">/helloworld-webroot/index.html</text:span>. We like VS Code, but you can use any other editor of your choice.</text:p>
        </text:list-item>
        <text:list-item>
          <text:p text:style-name="P18">Download, install and run Prepros (Unlimited Trial) from <text:span text:style-name="Pre">https://</text:span><text:span text:style-name="Pre"><text:span text:style-name="T87">​</text:span></text:span><text:span text:style-name="Pre">prepros.io/downloads</text:span>. Use the + button on the bottom left to add the folder <text:span text:style-name="Pre">/helloworld-webroot </text:span>(under <text:span text:style-name="Pre">/topseed-srv</text:span>) as a new project. In Project/Settings/Compiler Settings/Markdown, uncheck 'Wrap with <text:span text:style-name="T29">HTML</text:span>'. </text:p>
        </text:list-item>
        <text:list-item>
          <text:p text:style-name="P18">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text:span text:style-name="T5">preprocessed</text:span> your edited <text:span text:style-name="T7">m</text:span><text:span text:style-name="T5">arkdown</text:span> file to HTML. Refresh the browser and see the edits. Search Google for 'Markdown syntax'.</text:p>
        </text:list-item>
        <text:list-item>
          <text:p text:style-name="P18"><text:soft-page-break/>Optional: Use Prepros to auto-refresh on edits. In Prepros, click on the arrows on the right side of the <text:span text:style-name="T28">P</text:span>repros project name 'helloworld-webroot', check <text:span text:style-name="T28">'</text:span>Sync Browsers<text:span text:style-name="T28">'</text:span> and click <text:span text:style-name="T28">'</text:span>Preview<text:span text:style-name="T28">'</text:span> (<text:span text:style-name="T82">o</text:span>r rightclick on 'helloworld-webroot' and select 'Open Live Preview'). A browser should open and display the <text:span text:style-name="T71">h</text:span>ome page. In VS Code, edit and save <text:span text:style-name="Pre">_</text:span><text:span text:style-name="Pre"><text:span text:style-name="T28">hello</text:span></text:span><text:span text:style-name="Pre">.md</text:span> again. The opened browser should refresh and include your changes.</text:p>
        </text:list-item>
      </text:list>
      <text:p text:style-name="Text_20_body"/>
      <text:h text:style-name="P13" text:outline-level="2"><text:bookmark text:name="lab-2-the-basics-material-design-sass-and-pug"/><text:bookmark-start text:name="__RefHeading___Toc5722_1455034019"/>Lab 2: Material Design, SASS and Pug<text:bookmark-end text:name="__RefHeading___Toc5722_1455034019"/></text:h>
      <text:p text:style-name="Text_20_body"/>
      <text:list xml:id="list476638945825154390" text:style-name="L3">
        <text:list-item>
          <text:p text:style-name="P19">Ensure you have the sample project topseed-helloworld open in VS Code and Prepros running on the <text:span text:style-name="Pre">/topseed-webroot</text:span> folder. Per Lab 1, make sure the home page is running in a browser.</text:p>
        </text:list-item>
        <text:list-item>
          <text:p text:style-name="P19">Visit and browse these sites: <text:span text:style-name="Pre">http://materialpalette.com</text:span>, <text:span text:style-name="Pre">https://design.google</text:span>, <text:span text:style-name="Pre">https://material.io</text:span> and <text:span text:style-name="Pre">https://material.io</text:span><text:span text:style-name="Pre"><text:span text:style-name="T87">​ ​</text:span></text:span><text:span text:style-name="Pre">/guidelines/#</text:span>. We follow Material design guidelines, put forward by Google, to make our sites and mobile apps look better. </text:p>
        </text:list-item>
        <text:list-item>
          <text:p text:style-name="P19">Find <text:span text:style-name="Pre">_sass/main.css</text:span> in the home page source, and inspect it. Other than fonts, all CSS used on the site is in this one CSS.</text:p>
        </text:list-item>
        <text:list-item>
          <text:p text:style-name="P19">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text:span text:style-name="Pre">$variables</text:span> and <text:span text:style-name="Pre">@import</text:span>. You can turn any CSS file into SCSS just <text:span text:style-name="T30">by c</text:span>hanging the ending to .scss.</text:p>
        </text:list-item>
        <text:list-item>
          <text:p text:style-name="P19">Inspect <text:span text:style-name="Pre">_sass/_colors.scss</text:span> in <text:span text:style-name="Pre">/helloworld-webroot</text:span>. See a color scheme we generated with materialpalette.com. Use /<text:span text:style-name="Pre">* */</text:span> to comment it out. Go back to <text:span text:style-name="Pre"><text:span text:style-name="T31">ht</text:span></text:span><text:span text:style-name="Pre">tp://materialpalette.com</text:span>, pick two colors, download your own palette in CSS format and paste it after the section you commented out. Save, refresh the browser; you should see your new color scheme applied to the site. Revert to the palette you had commented out.</text:p>
        </text:list-item>
        <text:list-item>
          <text:p text:style-name="P19">Inspect <text:span text:style-name="Pre">_sass/main.sass</text:span>. <text:span text:style-name="T5">SASS</text:span> uses a special syntax without the curly braces or ';' at the end of a line that are used in CSS (and SCSS). SASS can also use SCSS imports such as <text:span text:style-name="Pre">@import</text:span> <text:span text:style-name="Pre">'_base'</text:span>. Prepros compiles the <text:span text:style-name="Pre">.sass</text:span> and its dependent <text:span text:style-name="Pre">.scss</text:span> imports into the single <text:span text:style-name="Pre">main.css</text:span> used in the browser. In Prepros Files select <text:span text:style-name="Pre">main.sass</text:span>, check 'Minify C<text:span text:style-name="T72">SS</text:span>', and click <text:span text:style-name="T32">'</text:span>Process File<text:span text:style-name="T32">'</text:span>. Open <text:span text:style-name="Pre">_sass/main.css</text:span> and see that it is now minified.</text:p>
        </text:list-item>
        <text:list-item>
          <text:p text:style-name="P19">Inspect <text:span text:style-name="Pre">/page/two/_buttons.html. </text:span>Copy the entire HTML. Go to <text:span text:style-name="Pre">http://html2jade.org</text:span> (Pug used to be called Jade) and paste this <text:soft-page-break/><text:span text:style-name="T32">HTML</text:span>. In the right pane you see <text:span text:style-name="T5">Pug</text:span> markup, a way to write <text:span text:style-name="T32">HTML</text:span> without having to worry about closing tags. We write Pug. </text:p>
        </text:list-item>
        <text:list-item>
          <text:p text:style-name="P19">Inspect the code snippet at <text:span text:style-name="Pre">/page/two/_buttons.pug</text:span>. It should match the output of html2jade. Every <text:span text:style-name="Pre">.pug</text:span> file in the project has a corresponding <text:span text:style-name="Pre">.html</text:span> used by the browser, with the exception of include's within another <text:span text:style-name="Pre">.pug</text:span> file. Inspect <text:span text:style-name="Pre">/page/two/index.pug</text:span> to find the <text:span text:style-name="Pre">'include _buttons'</text:span>. Inspect <text:span text:style-name="Pre">/page/two/index.html</text:span> to find the generated buttons <text:span text:style-name="T4">HTML</text:span>.</text:p>
        </text:list-item>
        <text:list-item>
          <text:p text:style-name="P19">Watch the video 'Do you Even JADE bro' at <text:span text:style-name="Pre">https://www.youtube.com/watch?v=wzAWI9h3q18</text:span>. Once you know how to write Pug, you can generate beautiful <text:span text:style-name="T4">HTML</text:span> quickly.</text:p>
        </text:list-item>
      </text:list>
      <text:p text:style-name="Text_20_body"/>
      <text:h text:style-name="P14" text:outline-level="2"><text:bookmark text:name="lab-3-go-live-deploy-to-cloud-and-use-a-cdn"/><text:bookmark-start text:name="__RefHeading___Toc5724_1455034019"/>Lab 3: Go-Live – Deploy to Cloud <text:span text:style-name="T68">a</text:span>nd <text:span text:style-name="T68">U</text:span>se a CDN<text:bookmark-end text:name="__RefHeading___Toc5724_1455034019"/></text:h>
      <text:p text:style-name="Text_20_body"/>
      <text:list xml:id="list3334204574834049841" text:style-name="L4">
        <text:list-item>
          <text:p text:style-name="P20">Go to <text:span text:style-name="Pre"><text:span text:style-name="T33">ht</text:span></text:span><text:span text:style-name="Pre">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text:span text:style-name="T33">'</text:span>dynamic<text:span text:style-name="T33">'</text:span>,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20">To deploy, drag the <text:span text:style-name="Pre">/topseed-srv</text:span> folder into the <text:span text:style-name="T33">zeit.co</text:span> <text:span text:style-name="T33">'</text:span>NOW<text:span text:style-name="T33">'</text:span>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20"><text:span text:style-name="T58">Read the remainder of this Lab. Execute the steps if you are preparing for</text:span> QA/Staging/Production. To give your site a <text:span text:style-name="T33">'</text:span>proper<text:span text:style-name="T33">'</text:span> domain, you will need a domain name and DNS. If you do not have a domain yet, we recommend to register a cheap domain at <text:span text:style-name="Pre">https://</text:span><text:span text:style-name="Pre"><text:span text:style-name="T87">​</text:span></text:span><text:span text:style-name="Pre">ww.namecheap.com</text:span> now and have it use the namecheap DNS. If you already own a domain and host a site, e.g. at <text:span text:style-name="Pre">www.mydomain.com</text:span>, you may want to configure a CNAME to map a <text:span text:style-name="Pre">'staging.'</text:span> subdomain, such as <text:span text:style-name="Pre"><text:span text:style-name="T87">'s</text:span></text:span><text:span text:style-name="Pre">taging.</text:span><text:span text:style-name="Pre"><text:span text:style-name="T87">​</text:span></text:span><text:span text:style-name="Pre">mydomain.com</text:span><text:span text:style-name="Pre"><text:span text:style-name="T87">'</text:span></text:span>, so you can keep using <text:span text:style-name="Pre"><text:span text:style-name="T33">'</text:span></text:span><text:span text:style-name="Pre">www.</text:span><text:span text:style-name="Pre"><text:span text:style-name="T33">'</text:span></text:span> for your public site. See below for more detailed instructions. </text:p>
        </text:list-item>
        <text:list-item>
          <text:p text:style-name="P20">For scalability and caching, you will also want to use a Content Delivery Network (CDN). With a CDN, you also get SSL/HTTPS for free. No need to buy a SSL certificate. SSL is important when using advanced Java<text:span text:style-name="T62">S</text:span>cript functions in the browser, such as cross-domain data requests. We recommend <text:span text:style-name="Pre">https://www.cdn77.com</text:span>. For this tutorial, register for the CDN77 14-day free trial now.</text:p>
        </text:list-item>
        <text:list-item>
          <text:p text:style-name="P20">In the CDN77 web app, go to menu item <text:span text:style-name="T33">'</text:span>CDN<text:span text:style-name="T33">'</text:span> and click 'ADD NEW CDN RESOURCE'. Give it a label, such as <text:span text:style-name="Pre">'staging.mydomain.com' </text:span>and select 'My Origin'. As domain, specify HTTPS and the zeit.co <text:soft-page-break/>DOMAIN from the URL you bookmarked under 2. (e.g. <text:span text:style-name="Pre">demos-oosnsyzlphl.now.sh</text:span>). Click 'CREATE CDN RESOURCE'.</text:p>
        </text:list-item>
        <text:list-item>
          <text:p text:style-name="P20">Choose 4-step setup with CNAME. Click <text:span text:style-name="T4">'</text:span>Add new CNAME<text:span text:style-name="T4">'</text:span>, and <text:span text:style-name="T4">'</text:span>+ ADD CNAMES<text:span text:style-name="T4">'</text:span>. Enter <text:span text:style-name="Pre"><text:span text:style-name="T35">'s</text:span></text:span><text:span text:style-name="Pre">taging.mydomain.com</text:span><text:span text:style-name="Pre"><text:span text:style-name="T35">'</text:span></text:span><text:span text:style-name="Pre"> </text:span>and Click <text:span text:style-name="T4">'</text:span>ADD CNAME<text:span text:style-name="T4">'</text:span>. Click 'Go back to Integration'. In Step 2, copy the DOMAIN NAME (AKA HOST), e.g <text:span text:style-name="Pre">1234567890.rsc.cdn77.org</text:span>, then follow instructions for your hosting provider. If your domain is with <text:span text:style-name="Pre">namecheap.com</text:span>, do the following: On the <text:span text:style-name="T35">N</text:span>amecheap dashbord, click 'Manage' for your domain, and 'Advanced DNS'. Click 'ADD NEW RECORD', select 'CNAME' and enter the following: Host: staging Value: [DOMAIN NAME from clipboard, e.g. <text:span text:style-name="Pre">1234567890.rsc.</text:span><text:span text:style-name="Pre"><text:span text:style-name="T87">​</text:span></text:span><text:span text:style-name="Pre">cdn77.org</text:span>], TTL: Automatic. Click checkmark to save. No need to do CDN77 Step 3. One final step is to go to the 'Other Settings' tab, check 'HTTPS redirect' and click 'SAVE CHANGES'.</text:p>
        </text:list-item>
        <text:list-item>
          <text:p text:style-name="P21">After an hour after the initial setup, you should be able to reach the deployed site in your browser under e.g. <text:span text:style-name="Pre">https://staging.mydomain.com</text:span>. Note the use of <text:span text:style-name="Pre"><text:span text:style-name="T4">'</text:span></text:span><text:span text:style-name="Pre">https</text:span><text:span text:style-name="Pre"><text:span text:style-name="T4">'</text:span></text:span>. If you visit too quickly, the browser will complain that the site certificate is invalid. If this happens, try again after a while. The CDN caches static files for greater performance in multiple distributed datacenters. For advanced users: <text:span text:style-name="T58">Review</text:span> <text:span text:style-name="Pre">/topseed-srv/util/Decider.js</text:span>. <text:span text:style-name="T58">Find</text:span> uses of '<text:span text:style-name="Pre">U.cache'</text:span>;<text:span text:style-name="Pre"> </text:span><text:span text:style-name="T58">this</text:span> <text:span text:style-name="T58">sets </text:span><text:span text:style-name="T10">Cache-Control</text:span><text:span text:style-name="T58"> response headers which </text:span>tell the CDN how long to keep content before refreshing it from the source. The utils library <text:span text:style-name="Pre">'U' </text:span>is included in the project <text:span text:style-name="Pre">https://github.com/topseed/topseed-npm</text:span>, deployed to <text:span text:style-name="T5">npmjs</text:span>, and imported to the project through a 'package.json' dependency. </text:p>
        </text:list-item>
        <text:list-item>
          <text:p text:style-name="P20">Edit <text:span text:style-name="Pre">/helloworld-webroot/page/one/_hello.md</text:span> again (see Lab 1: 5.). To deploy the change, follow step 2 above. In CDN77 Overview, change 'What is your domain?' to the new URL, and click 'SAVE CHANGES'. To make the changes appear on the CDN edge servers immediately, use CDN77 'CDN/Purge' on <text:span text:style-name="Pre">/page/one/</text:span>.</text:p>
        </text:list-item>
        <text:list-item>
          <text:p text:style-name="P20">Optional: Once you are ready to move from staging to production, you would either edit the CNAME for <text:span text:style-name="Pre"><text:span text:style-name="T34">'</text:span></text:span><text:span text:style-name="Pre">www</text:span><text:span text:style-name="Pre"><text:span text:style-name="T34">'</text:span></text:span> to point to the same CDN domain (e.g. <text:span text:style-name="Pre">1234567890.rsc.cdn77.org</text:span>) or add a new CDN resource such as <text:span text:style-name="Pre">www.mydomain.com</text:span> that may also use a new <text:span text:style-name="Pre">zeit.co</text:span> domain created when redeploying the app to <text:span text:style-name="Pre">zeit.co</text:span> <text:span text:style-name="T33">'</text:span>NOW<text:span text:style-name="T33">' </text:span>(see <text:span text:style-name="T35">step </text:span>2. <text:span text:style-name="T35">above</text:span>).</text:p>
        </text:list-item>
      </text:list>
      <text:p text:style-name="Text_20_body"/>
      <text:h text:style-name="P13" text:outline-level="2"><text:bookmark text:name="lab-4-appshell-turbo-and-caching-for-performance"/><text:bookmark-start text:name="__RefHeading___Toc5726_1455034019"/>Lab 4: App-Shell, Turbo and Caching for Performance<text:bookmark-end text:name="__RefHeading___Toc5726_1455034019"/></text:h>
      <text:p text:style-name="Text_20_body"/>
      <text:list xml:id="list1899182048206456852" text:style-name="L5">
        <text:list-item>
          <text:p text:style-name="P22">Inspect <text:span text:style-name="Pre">/helloworld-webroot/page/one/index.pug</text:span> and <text:span text:style-name="Pre">/page/two/</text:span><text:span text:style-name="Pre"><text:span text:style-name="T87">​</text:span></text:span><text:span text:style-name="Pre">index.pug</text:span>. These Pug files show how the parts of the HTML they have in common are pulled from central places. Both pages use or 'extend' the <text:span text:style-name="T6">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text:span text:style-name="Pre"><text:span text:style-name="T82">'</text:span></text:span><text:span text:style-name="Pre">head</text:span><text:span text:style-name="Pre"><text:span text:style-name="T82">'</text:span></text:span> block consists of a page-specific <text:span text:style-name="T82">'</text:span><text:span text:style-name="Pre">title</text:span><text:span text:style-name="Pre"><text:span text:style-name="T82">'</text:span></text:span> tag and an included fragment <text:span text:style-name="Pre">/_part/</text:span><text:span text:style-name="Pre"><text:span text:style-name="T87">​</text:span></text:span><text:span text:style-name="Pre">_header.pug</text:span>. The same<text:span text:style-name="Pre"> _header.pug</text:span> is re-used by <text:span text:style-name="Pre">/page/two/index.pug</text:span>.</text:p>
        </text:list-item>
        <text:list-item>
          <text:p text:style-name="P22">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22">You have seen that a pug template or fragment can include other pug fragments. It can also include a fragment which is already in HTML format, such as <text:span text:style-name="Pre">/page/one/_hello.html</text:span> included in <text:span text:style-name="Pre">/page/one/</text:span><text:span text:style-name="Pre"><text:span text:style-name="T87">​</text:span></text:span><text:span text:style-name="Pre">index.html</text:span>. <text:span text:style-name="T35">The file</text:span>_<text:span text:style-name="Pre">hello.html</text:span> is the result of processing <text:span text:style-name="T35">t</text:span>he markdown file _<text:span text:style-name="Pre">hello.md</text:span>. We find that Pug is not only a great way to write clean HTML, it is also very useful for defining layouts and reusing page elements.</text:p>
        </text:list-item>
        <text:list-item>
          <text:p text:style-name="P22">To give the application a <text:span text:style-name="T5">Single-Page Application feel,</text:span>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included in the <text:span text:style-name="Pre">_header.pug</text:span> section (<text:span text:style-name="Pre">/setup-x.x.js</text:span>). Using TT avoids 'page flash' and makes for smoother navigation, very similar to a native <text:span text:style-name="T5">rich client app</text:span> where only <text:soft-page-break/>individual panels are replaced on navigation. Smoother navigation increases the <text:span text:style-name="T5">perceived performance</text:span> of the application.</text:p>
        </text:list-item>
        <text:list-item>
          <text:p text:style-name="P22">Optional: Advanced JavaScript users may be interested to look at <text:span text:style-name="T35">'</text:span><text:span text:style-name="Pre">TS.onAppReady(UIinit)</text:span><text:span text:style-name="Pre"><text:span text:style-name="T35">'</text:span></text:span> in <text:span text:style-name="Pre">/page/one/index.pug</text:span>. TS stands for <text:span text:style-name="T4">'</text:span>topseed-setup<text:span text:style-name="T4">'</text:span>. TS receives an event when the #content-wrapper HTML is fully present in the browser (similar to a 'pageLoaded' event). When using <text:span text:style-name="T37">TT</text:span>, <text:span text:style-name="Pre"><text:span text:style-name="T36">'</text:span></text:span><text:span text:style-name="Pre">TS.onAppReady</text:span><text:span text:style-name="Pre"><text:span text:style-name="T36">'</text:span></text:span> provides an important hook for page-specific JavaS<text:span text:style-name="T43">c</text:span>ript that requires the DOM to be fully initialized.</text:p>
        </text:list-item>
        <text:list-item>
          <text:p text:style-name="P22">Rename <text:span text:style-name="Pre">/helloworld-webroot/cache.mfx</text:span> to <text:span text:style-name="Pre">/cache.mf</text:span> and inspect it. The <text:span text:style-name="T15">A</text:span><text:span text:style-name="T5">pp</text:span><text:span text:style-name="T15">C</text:span><text:span text:style-name="T5">ache</text:span> is a good way to improve performance of a web application. The file is referred to as <text:span text:style-name="Pre">'manifest'</text:span>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ext:span text:style-name="T74">the</text:span> <text:span text:style-name="T82">AppCache</text:span> if you run a page in Developer mode (hit <text:span text:style-name="Pre">Ctrl-Shift+i</text:span> and select the 'Console' tab in your Chrome browser). For development, we disable the <text:span text:style-name="T82">AppCache</text:span> by renaming it from <text:span text:style-name="Pre">.mf</text:span> to <text:span text:style-name="Pre">.mfx</text:span>. If you ever suspect the browser having cached an older version of a resource, right-click the refresh button on the left of the URL in the Chrome browser <text:span text:style-name="T36">(with Developer Console open) </text:span>and select <text:span text:style-name="T4">'</text:span>Empty Cache and Hard Reload<text:span text:style-name="T4">'</text:span>.</text:p>
        </text:list-item>
        <text:list-item>
          <text:p text:style-name="P22"><text:span text:style-name="T36">W</text:span>e <text:span text:style-name="T36">also </text:span>achieve performance gains by setting response headers <text:span text:style-name="T44">in </text:span><text:span text:style-name="Pre"><text:span text:style-name="T44">Decider.js</text:span></text:span><text:span text:style-name="T44"> </text:span>to allow caching of content at the <text:span text:style-name="T36">CDN </text:span><text:span text:style-name="T5">edge</text:span> <text:span text:style-name="T44">as described in Lab 4.</text:span></text:p>
        </text:list-item>
      </text:list>
      <text:p text:style-name="Text_20_body"/>
      <text:p text:style-name="P2"/>
      <text:h text:style-name="P11" text:outline-level="1"><text:bookmark-start text:name="__RefHeading___Toc5728_1455034019"/>Part II: The Bricks and Mortar<text:bookmark-end text:name="__RefHeading___Toc5728_1455034019"/></text:h>
      <text:p text:style-name="Text_20_body"/>
      <text:p text:style-name="P2"/>
      <text:h text:style-name="P13" text:outline-level="2"><text:bookmark text:name="lab-5-accelerated-mobile-pages-amp-and-node-js"/><text:bookmark-start text:name="__RefHeading___Toc5730_1455034019"/>Lab 5: Accelerated Mobile Pages (AMP) and Node.js<text:bookmark-end text:name="__RefHeading___Toc5730_1455034019"/></text:h>
      <text:p text:style-name="Text_20_body"/>
      <text:list xml:id="list1690224885255600912" text:style-name="L6">
        <text:list-item>
          <text:p text:style-name="P23"><text:span text:style-name="T5">AMP</text:span> is a way to ensure that web pages render fast on mobile devices, for a better user experience (UX). Visit and browse <text:span text:style-name="Pre">https://www.</text:span><text:span text:style-name="Pre"><text:span text:style-name="T87">​</text:span></text:span><text:span text:style-name="Pre">ampproject.org/learn/overview/</text:span> to learn more about AMP. Other than fast rendering, one advantage of AMP pages is that Google will cache AMP pages for you for free. There are some restrictions as to what a valid AMP page can include (such as no <text:span text:style-name="T45">custom </text:span>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23">Install Node.js and NPM. If you have a M<text:span text:style-name="T45">ac</text:span>, follow the instructions at <text:span text:style-name="Pre">http://blog.teamtreehouse.com/install-node-js-npm-mac</text:span>. If you have Windows, download and run the <text:span text:style-name="T45">i</text:span>nstaller from <text:span text:style-name="Pre">https://nodejs.org/</text:span><text:span text:style-name="Pre"><text:span text:style-name="T87">​</text:span></text:span><text:span text:style-name="Pre">en/download/</text:span>, accept the default settings, and <text:span text:style-name="T4">restart</text:span> your computer. Open the project you downloaded in step 1 above with VS Code. Select menu <text:span text:style-name="T45">'</text:span>View-Integrated Terminal<text:span text:style-name="T45">'</text:span>.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text:span text:style-name="Pre">4.0.3</text:span>. Use Google to troubleshoot the install <text:span text:style-name="T45">of Node and NPM </text:span>for your <text:span text:style-name="T45">operating system</text:span> if necessary. </text:p>
        </text:list-item>
        <text:list-item>
          <text:p text:style-name="P23">You are almost ready to run the topseed app in Node. First you will use NPM to download the 'dependencies' listed in <text:span text:style-name="Pre">/topseed-srv/</text:span><text:span text:style-name="Pre"><text:span text:style-name="T87">​</text:span></text:span><text:span text:style-name="Pre">package.json</text:span>. Go back to the Terminal Shell, make sure you are in the <text:span text:style-name="Pre">/topseed-srv</text:span> directory, then type <text:span text:style-name="Pre">'npm install' </text:span>and hit <text:span text:style-name="Pre">Enter</text:span>. This will install the dependencies in a <text:span text:style-name="Pre">/node_modules </text:span>directory. <text:span text:style-name="T45">It</text:span> will take a while, but the console will tell you when done. (Repeat this <text:span text:style-name="T82">step</text:span> when you add a dependency yourself.)</text:p>
        </text:list-item>
        <text:list-item>
          <text:p text:style-name="P23"><text:soft-page-break/>Inspect <text:span text:style-name="Pre">/topseed-srv/index.js</text:span>. This is the JavaScript file that starts the app, including an <text:span text:style-name="T45">`e</text:span>xpress<text:span text:style-name="T45">`</text:span> <text:span text:style-name="T16">HTTP</text:span> server. Return to the Terminal Shell (still in the <text:span text:style-name="Pre">/topseed-srv</text:span> directory) and type 'node index' (you can omit the <text:span text:style-name="Pre">.js</text:span>) and hit <text:span text:style-name="Pre">Enter</text:span> to start the app. You should see output like <text:span text:style-name="Pre"><text:span text:style-name="T16">'</text:span></text:span><text:span text:style-name="Pre">App listening on port 8091</text:span><text:span text:style-name="Pre"><text:span text:style-name="T16">'</text:span></text:span> and <text:span text:style-name="Pre">8092</text:span>. (To stop it, you would press <text:span text:style-name="Pre">Ctrl+C</text:span>).</text:p>
        </text:list-item>
        <text:list-item>
          <text:p text:style-name="P23">In a browser, go to <text:span text:style-name="Pre">http://localhost:8091</text:span> and see <text:span text:style-name="Pre">/page/one/</text:span> come up. Rightclick on the page to 'Show HTML source'. You will note that the <text:span text:style-name="Pre"><text:span text:style-name="T82">'</text:span></text:span><text:span text:style-name="Pre">head</text:span><text:span text:style-name="Pre"><text:span text:style-name="T82">'</text:span></text:span>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text:span text:style-name="T87">a</text:span>t <text:s/>/<text:span text:style-name="Pre">topseed-srv/util/Decider.js</text:span>. The function of <text:span text:style-name="Pre">Decider</text:span> <text:span text:style-name="T45">with regard to AMP </text:span>is twofold: a) <text:span text:style-name="T82">i</text:span>f a request of <text:span text:style-name="Pre">/page/one/</text:span> is on the first port, it will return the HTML from <text:span text:style-name="Pre">/page/one/indexA.html</text:span>; if the request is on the second port, it will return the HTML from <text:span text:style-name="Pre">/page/one/index.html</text:span>. b) <text:span text:style-name="T82">i</text:span>t will attempt to return the alternate version if the requested one does not exist, no matter what port the request <text:span text:style-name="T82">arrived</text:span> on. You can change port numbers in <text:span text:style-name="Pre">/topseed-srv/config/ServerConfig.js</text:span> (restart with <text:span text:style-name="Pre">'node index'</text:span>).</text:p>
        </text:list-item>
        <text:list-item>
          <text:p text:style-name="P23">Let us inspect how AMP pages are composed differently, but share some resources. Inspect /<text:span text:style-name="Pre">page/one/indexA.pug</text:span>. Our convention is to post-fix AMP-specific resources with a capital <text:span text:style-name="Pre"><text:span text:style-name="T45">'</text:span></text:span><text:span text:style-name="Pre">A</text:span><text:span text:style-name="Pre"><text:span text:style-name="T45">'</text:span></text:span>.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text:span><text:span text:style-name="Pre"><text:span text:style-name="T87">​</text:span></text:span><text:span text:style-name="Pre">www.ampproject.org/</text:span><text:span text:style-name="Pre"><text:span text:style-name="T87">​</text:span></text:span><text:span text:style-name="Pre">docs/reference/components</text:span>. For example, JavaScript <text:span text:style-name="T8">is</text:span> allowed inside an <text:span text:style-name="Pre">amp-iframe</text:span> (example at <text:span text:style-name="Pre">https:/</text:span><text:span text:style-name="Pre"><text:span text:style-name="T87">​</text:span></text:span><text:span text:style-name="Pre">/ m.appthings.io</text:span>). </text:p>
        </text:list-item>
        <text:list-item>
          <text:p text:style-name="P23">Inspect /<text:span text:style-name="Pre">_part/_baseShellA.pug</text:span>. It includes <text:span text:style-name="Pre">_topA.pug</text:span>, which is a non-JavaScript version of <text:span text:style-name="Pre">_top.pug</text:span> that uses the <text:span text:style-name="Pre"><text:span text:style-name="T46">'#</text:span></text:span><text:span text:style-name="Pre">sidedrawer</text:span><text:span text:style-name="Pre"><text:span text:style-name="T46">'</text:span></text:span> anchor combined with CSS to obtain the slide-out functionality without JavaScript. Also inspect <text:span text:style-name="Pre">/_part/_headerA.pug</text:span>. It <text:span text:style-name="Emphasis">includes</text:span> <text:span text:style-name="T46">'</text:span><text:span text:style-name="Pre">../_sass/mainA.css</text:span><text:span text:style-name="Pre"><text:span text:style-name="T46">'</text:span></text:span> inside <text:span text:style-name="T46">a</text:span> <text:span text:style-name="T46">'</text:span><text:span text:style-name="Pre">style(amp-custom='')</text:span><text:span text:style-name="Pre"><text:span text:style-name="T46">'</text:span></text:span> tag. This means that the CSS for AMP is served inline rather than from a separate request. <text:span text:style-name="Pre">mainA.sass</text:span> has the same content as <text:span text:style-name="Pre">main.sass</text:span>, but having a <text:soft-page-break/>separate file for <text:span text:style-name="Pre">mainA</text:span> allows us to compress or <text:span text:style-name="T5">mininize</text:span> it (we use Prepros on the individual file) for inline use, since AMP files have a total size limitation.</text:p>
        </text:list-item>
        <text:list-item>
          <text:p text:style-name="P23">Both AMP and non-AMP versions have the same responsive design features: <text:s/>they adapt to screen size. The AMP version should be served faster, as optimized and privileged by Google caching. This may be especially important for the home page, where you do not want to let the user wait unnecessarily for the page to render. For custom behavior, you can force the <text:span text:style-name="T5">non</text:span>-AMP version by using the whole path <text:span text:style-name="Pre">/page/one/</text:span><text:span text:style-name="Pre"><text:span text:style-name="T87">​</text:span></text:span><text:span text:style-name="Pr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text:span text:style-name="T82">s</text:span>ingle-<text:span text:style-name="T82">p</text:span>age <text:span text:style-name="T82">a</text:span>pplication feel.</text:p>
        </text:list-item>
        <text:list-item>
          <text:p text:style-name="P23">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23">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
      <text:p text:style-name="Text_20_body"/>
      <text:p text:style-name="P2"/>
      <text:h text:style-name="P13" text:outline-level="2"><text:bookmark text:name="lab-6-ui-reading-from-an-api"/><text:bookmark-start text:name="__RefHeading___Toc5732_1455034019"/>Lab 6: UI Reading from an API<text:bookmark-end text:name="__RefHeading___Toc5732_1455034019"/></text:h>
      <text:p text:style-name="Text_20_body"/>
      <text:list xml:id="list5627788542819375284" text:style-name="L7">
        <text:list-item>
          <text:p text:style-name="P24">For this and the next lab, we work on an 'Admin' module that allows listing (and adding to) a 'Link<text:span text:style-name="T46">b</text:span>log', or list of links. In a browser, go to <text:span text:style-name="Pre">http://localhost:8091</text:span> and click on the 'Admin' menu item to navigate to the 'Topseed Admin Console' (We will add login security in <text:span text:style-name="T46">Lab 8</text:span>). The Admin module has its own appshell and menu (see <text:span text:style-name="Pre">/_part/admin/</text:span>). To signal a full screen refresh to turbo, we added a <text:span text:style-name="Pre">'#'</text:span> to the link that leads to the Admin home screen at <text:span text:style-name="Pre">http://localhost:8091/</text:span><text:span text:style-name="Pre"><text:span text:style-name="T87">​</text:span></text:span><text:span text:style-name="Pre">admin/home/#</text:span>. The refresh ensures that the standard menu (which would otherwise remain 'cached' and re-displayed) is replaced by the Admin menu. </text:p>
        </text:list-item>
        <text:list-item>
          <text:p text:style-name="P24">Click on the 'Linkblog' menu item at <text:span text:style-name="Pre">http://localhost:8091/admin/</text:span><text:span text:style-name="Pre"><text:span text:style-name="T87">​</text:span></text:span><text:span text:style-name="Pre">linkblog/</text:span>to navigate to a list of <text:span text:style-name="T46">l</text:span>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24">The <text:span text:style-name="T47">l</text:span>inkblog list is populated with data coming from a <text:span text:style-name="T5">JSON</text:spa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24">Now click the 'Add Item' button and note how the browser URL changed to <text:span text:style-name="Pre">http://localhost:8091/admin/linkblog/detail.html</text:span>. This is a <text:span text:style-name="T5">stable URL</text:span> for the data entry form to add/write a new item. 'Stable URL' means that the page is not lost when you hit the browser refresh button, and that the page is <text:span text:style-name="T85">'</text:span><text:span text:style-name="T37">bookmarkable</text:span><text:span text:style-name="T38">'</text:span>, which is almost always a good thing. For now, click 'Cancel' to return to the list at <text:span text:style-name="Pre">http://localhost:8091/admin/linkblog/</text:span>.</text:p>
        </text:list-item>
        <text:list-item>
          <text:p text:style-name="P24">Inspect <text:span text:style-name="Pre">/topseed-webroot/admin/linkblog/index.pug</text:span>. This file defines the composition of the <text:span text:style-name="T83">l</text:span>inkblog list screen. In the 'HTML' part of this file, the list is represented by the pug statement <text:span text:style-name="Pre">'table#grid' </text:span>(<text:span text:style-name="Pre"><text:span text:style-name="T47">'&lt;</text:span></text:span><text:span text:style-name="Pre">table </text:span><text:soft-page-break/><text:span text:style-name="Pre">id=”grid"&gt;</text:span><text:span text:style-name="Pre"><text:span text:style-name="T47">'</text:span></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24">In <text:span text:style-name="Pre">'script.'</text:span> we load external JavaScript that encapsulates logic, which keeps the page HTML clean and designer-friendly. In this example <text:span text:style-name="Pre"><text:span text:style-name="T83">'T</text:span></text:span><text:span text:style-name="Pre">S.loadOnAppReady</text:span><text:span text:style-name="Pre"><text:span text:style-name="T83">'</text:span></text:span> loads <text:span text:style-name="Pre">/admin/linkblog/LinkblogBusiness.js</text:span>, then calls the <text:span text:style-name="Pre"><text:span text:style-name="T83">'U</text:span></text:span><text:span text:style-name="Pre">Iinit</text:span><text:span text:style-name="Pre"><text:span text:style-name="T83">'</text:span></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24">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text:span text:style-name="T48">a</text:span> <text:span text:style-name="Pre">LinkblogDao</text:span> <text:span text:style-name="T5">Data Access Object</text:span> <text:span text:style-name="T54">(DAO) </text:span>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17">'</text:span>admin module version<text:span text:style-name="T17">'</text:span> of <text:span text:style-name="Pre">main.js</text:span>.</text:p>
        </text:list-item>
        <text:list-item>
          <text:p text:style-name="P24">In <text:span text:style-name="Pre">LinkblogBusiness.js</text:span> we use <text:span text:style-name="Pre">'var SimpleBusiness = BLX.extend({'</text:span> instead of the more recent <text:span text:style-name="Pre">'class SimpleBusiness extends BLX {'</text:span>, because Internet Explorer <text:span text:style-name="T83">(IE)</text:span> does not support 'class'. However, Microsoft's 'Edge' 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24"><text:soft-page-break/>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24">JavaScript <text:span text:style-name="T9">P</text:span><text:span text:style-name="T5">romises</text:span> are a modern way to manage process flow. They are especially useful for handling asynchronous calls such as <text:span text:style-name="T49">HTTP</text:span> requests to an API that may require error handling, such as connection errors. They replace classic asynchronous callbacks that are prone to <text:span text:style-name="T5">Callback Hell;</text:span> see <text:span text:style-name="Pre">http://callbackhell.com</text:span>. A lot of public APIs, such as Google Firebase, use or allow the use of <text:span text:style-name="T49">P</text:span>romises, and you can 'promisify' those that don't. Promises are important, learn how they work at <text:span text:style-name="Pre"><text:span text:style-name="T83">ht</text:span></text:span><text:span text:style-name="Pre">tp://www.telerik.com/blogs/what-is-the-point-of-promises</text:span>. The post <text:span text:style-name="Pre">https://stackoverflow.com/questions/22539815/arent-promises-just-callbacks</text:span> may also help.</text:p>
        </text:list-item>
        <text:list-item>
          <text:p text:style-name="P24">The <text:span text:style-name="Pre">LinkblogDao</text:span>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17">'</text:span></text:span> instead.</text:p>
        </text:list-item>
        <text:list-item>
          <text:p text:style-name="P24">Inspect <text:span text:style-name="Pre">/_js/BDS.js </text:span>and its <text:span text:style-name="Pre">'selectList'</text:span> function. It calls a shared static <text:span text:style-name="Pre"><text:span text:style-name="T50">'_</text:span></text:span><text:span text:style-name="Pre">get</text:span><text:span text:style-name="Pre"><text:span text:style-name="T50">'</text:span></text:span> function which uses <text:span text:style-name="Pre"><text:span text:style-name="T50">'f</text:span></text:span><text:span text:style-name="Pre">etch_</text:span><text:span text:style-name="Pre"><text:span text:style-name="T50">'</text:span></text:span> to call the <text:span text:style-name="Pre">urlSpec</text:span> URL and returns a promise of the response content. <text:span text:style-name="T5">Fetch</text:span> is a modern replacement for Ajax/XMLHttpRequest. Fetch uses <text:span text:style-name="T50">p</text:span>romises! Read more about <text:span text:style-name="T50">f</text:span>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p text:style-name="P2"/>
      <text:h text:style-name="P13" text:outline-level="2"><text:bookmark text:name="lab-7-ui-writing-to-an-api-example-firebase-"/><text:bookmark-start text:name="__RefHeading___Toc5734_1455034019"/>Lab 7: UI Writing to an API (Example: Firebase)<text:bookmark-end text:name="__RefHeading___Toc5734_1455034019"/></text:h>
      <text:p text:style-name="Text_20_body"/>
      <text:list xml:id="list3782908313824251024" text:style-name="L8">
        <text:list-item>
          <text:p text:style-name="P25">In a browser, return to the Linkblog list at <text:span text:style-name="Pre">http://localhost:8091/</text:span><text:span text:style-name="Pre"><text:span text:style-name="T87">​</text:span></text:span><text:span text:style-name="Pre">admin/linkblog/</text:span>, and click the 'Add Item' button to see <text:span text:style-name="Pre">http://localhost:8091/admin/linkblog/detail.html</text:span>. Note that the <text:span text:style-name="T50">d</text:span>ate field is pre-populated with today's date. In VS Code, inspect <text:span text:style-name="Pre">/topseed-webroot/admin/linkblog/detail.pug</text:span>. This file defines the composition of the <text:span text:style-name="T50">l</text:span>inkblog <text:span text:style-name="T50">'</text:span>Add Item<text:span text:style-name="T50">'</text:span> screen. In the HTM<text:span text:style-name="T17">L </text:span>part of this file, the data entry form represented by the pug statement '<text:span text:style-name="Pre">form#form1' </text:span>(<text:span text:style-name="Pre"><text:span text:style-name="T50">'&lt;</text:span></text:span><text:span text:style-name="Pre">form id="form1"&gt;</text:span><text:span text:style-name="Pre"><text:span text:style-name="T50">'</text:span></text:span>). Note that it has <text:span text:style-name="Pre">'onsubmit='return false',</text:span> because we do not want the browser default behavior of posting to a form action URL.</text:p>
        </text:list-item>
        <text:list-item>
          <text:p text:style-name="P25">Similar to the list page, in 'script.' we load <text:span text:style-name="Pre">/admin/linkblog/</text:span><text:span text:style-name="Pre"><text:span text:style-name="T87">​</text:span></text:span><text:span text:style-name="Pre">LinkblogBusiness.js</text:span>, and then call the <text:span text:style-name="Pre">UIinit</text:span> function in the page. <text:span text:style-name="T50">'</text:span><text:span text:style-name="Pre">UIinit</text:span><text:span text:style-name="Pre"><text:span text:style-name="T50">'</text:span></text:span> triggers the <text:span text:style-name="Pre">'detail()'</text:span> function of <text:span text:style-name="Pre">LinkblogBusiness</text:span>, which loads today's date into the form. <text:span text:style-name="Pre"><text:span text:style-name="T50">'U</text:span></text:span><text:span text:style-name="Pre">Iinit</text:span><text:span text:style-name="Pre"><text:span text:style-name="T50">'</text:span></text:span> also specifies to call the <text:span text:style-name="Pre">LinkblogBusiness</text:span> <text:span text:style-name="Pre"><text:span text:style-name="T50">'s</text:span></text:span><text:span text:style-name="Pre">ave()</text:span><text:span text:style-name="Pre"><text:span text:style-name="T50">'</text:span></text:span><text:span text:style-name="Pre"> </text:span>function when the form is submitted (when the 'Save' button is clicked) instead of the default behavior, and pass any authentication cookie along. Since we are working with similar data as in the list page – and the two pages belong together – we have chosen to augment <text:span text:style-name="Pre">LinkblogBusiness.js</text:span> with the <text:span text:style-name="Pre"><text:span text:style-name="T50">'d</text:span></text:span><text:span text:style-name="Pre">etail()</text:span><text:span text:style-name="Pre"><text:span text:style-name="T50">'</text:span></text:span><text:span text:style-name="Pre"> </text:span>and <text:span text:style-name="Pre"><text:span text:style-name="T50">'s</text:span></text:span><text:span text:style-name="Pre">ave()</text:span><text:span text:style-name="Pre"><text:span text:style-name="T50">'</text:span></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25">Reopen /<text:span text:style-name="Pre">topseed-webroot/admin/linkblog/LinkblogBusiness.js</text:span> and locate the <text:span text:style-name="Pre">'detail: function('.</text:span> We use <text:span text:style-name="Pre">https://momentjs.com/ </text:span>for date handling and jquery.jsForm <text:span text:style-name="T51">from</text:span> <text:span text:style-name="Pre">https://github.com/corinis/jsForm</text:span> to populate the form with the date. The necessary libraries are loaded in <text:span text:style-name="Pre">/_js/admin.js</text:span>. You see the result of the call to <text:span text:style-name="Pre"><text:span text:style-name="T51">'d</text:span></text:span><text:span text:style-name="Pre">etail()</text:span><text:span text:style-name="Pre"><text:span text:style-name="T51">'</text:span></text:span><text:span text:style-name="Pre"> </text:span>when rendering of the page has completed.</text:p>
        </text:list-item>
        <text:list-item>
          <text:p text:style-name="P25">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text:soft-page-break/>obtain the <text:span text:style-name="Pre">'formData'</text:span> with <text:span text:style-name="Pre"><text:span text:style-name="T51">'j</text:span></text:span><text:span text:style-name="Pre">query.jsForm('get')</text:span><text:span text:style-name="Pre"><text:span text:style-name="T51">'</text:span></text:span>, and pass it to the <text:span text:style-name="Pre"><text:span text:style-name="T51">'l</text:span></text:span><text:span text:style-name="Pre">inkblogDao.update</text:span><text:span text:style-name="Pre"><text:span text:style-name="T51">'</text:span></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25">Reopen <text:span text:style-name="Pre">BDS</text:span> and look for <text:span text:style-name="Pre">'update: function('</text:span>. It calls a shared static <text:span text:style-name="Pre"><text:span text:style-name="T51">'_</text:span></text:span><text:span text:style-name="Pre">post</text:span><text:span text:style-name="Pre"><text:span text:style-name="T51">'</text:span></text:span> function which uses <text:span text:style-name="Pre"><text:span text:style-name="T51">'f</text:span></text:span><text:span text:style-name="Pre">etch_</text:span><text:span text:style-name="Pre"><text:span text:style-name="T51">'</text:span></text:span> to call the <text:span text:style-name="Pre">urlSpec</text:span> update URL. </text:p>
        </text:list-item>
        <text:list-item>
          <text:p text:style-name="P25">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text:span text:style-name="T51">basic</text:span> API server implementation in the topseed project at <text:span text:style-name="Pre">/</text:span><text:span text:style-name="Pre"><text:span text:style-name="T51">t</text:span></text:span><text:span text:style-name="Pre">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25">Log into your Gmail/Google account at <text:span text:style-name="Pre">https://mail.google.com </text:span>(Create one if you don't have one). Navigate to <text:span text:style-name="Pre"><text:span text:style-name="T18">ht</text:span></text:span><text:span text:style-name="Pre">tps://console.</text:span><text:span text:style-name="Pre"><text:span text:style-name="T87">​</text:span></text:span><text:span text:style-name="Pre">firebase.</text:span><text:span text:style-name="Pre"><text:span text:style-name="T87">​</text:span></text:span><text:span text:style-name="Pre">google.com</text:span>, click 'Add Project', enter <text:span text:style-name="Pre">'mydb1'</text:span> as <text:span text:style-name="T18">p</text:span>roject name when prompted and click 'Create Project'. Click the 'gear' icon on the left menu (enlarge browser window if necessary to see it) to access Project Settings and click the 'Service Accounts' tab. Copy the <text:span text:style-name="Pre">'databaseURL'</text:span> value from the Node.js Admin SDK configuration snippet and paste it into the <text:span text:style-name="Pre">/</text:span><text:span text:style-name="Pre"><text:span text:style-name="T51">t</text:span></text:span><text:span text:style-name="Pre">opseed/bsrv/config/ApiConfig.js</text:span> <text:span text:style-name="Pre">DB_URL</text:span> return value. The line in <text:span text:style-name="Pre">ApiConfig.js</text:span> should look something like <text:span text:style-name="Pre">'get DB_URL() { return 'https://mydb1-7b77e.firebaseio.com' }'</text:span> On the Google Project Settings 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25">You are ready to start the API server that uses this configuration. In VS Code, open another Terminal Shell (<text:span text:style-name="Pre">Ctrl+Shift+`</text:span>), type<text:span text:style-name="Pre"> 'cd bsrv [</text:span><text:span text:style-name="Pre"><text:span text:style-name="T18">E</text:span></text:span><text:span text:style-name="Pre">nter]'</text:span>, do the <text:span text:style-name="Pre">'npm install [</text:span><text:span text:style-name="Pre"><text:span text:style-name="T18">E</text:span></text:span><text:span text:style-name="Pre">nter]'</text:span> and then 'node index [Enter]<text:span text:style-name="T18">'</text:span>. You should see console output<text:span text:style-name="Pre"> 'API server listening at http://</text:span><text:span text:style-name="Pre"><text:span text:style-name="T87">​</text:span></text:span><text:span text:style-name="Pre">localhost:8081'</text:span>. On the VS Code terminal tab, use the dropdown go to <text:soft-page-break/>the tab for topseed-srv, and start topseed-srv if not already running. You should see console output 'Web server listening at http://<text:span text:style-name="T87">​</text:span>localhost:8091'<text:span text:style-name="Pre"> </text:span>(and 8092).</text:p>
        </text:list-item>
        <text:list-item>
          <text:p text:style-name="P25">In a browser, go to or refresh the <text:span text:style-name="T51">l</text:span>inkblog list at <text:span text:style-name="Pre">http://</text:span><text:span text:style-name="Pre"><text:span text:style-name="T87">​l</text:span></text:span><text:span text:style-name="Pre">ocalhost:8091/</text:span><text:span text:style-name="Pre"><text:span text:style-name="T87">​</text:span></text:span><text:span text:style-name="Pre">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text:span text:style-name="Pre"><text:span text:style-name="T52">ht</text:span></text:span><text:span text:style-name="Pre">tps://console.</text:span><text:span text:style-name="Pre"><text:span text:style-name="T87">​</text:span></text:span><text:span text:style-name="Pre">firebase.</text:span><text:span text:style-name="Pre"><text:span text:style-name="T87">​</text:span></text:span><text:span text:style-name="Pre">google.com/</text:span>, for the project <text:span text:style-name="Pre">'mydb1'</text:span>, navigate to 'Database' from the menu tree on the left. You should be able to drill down to see the newly created entry in a table named 'links11'<text:span text:style-name="Pre">.</text:span> If you like, return to the <text:span text:style-name="T52">l</text:span>inkblog list at <text:span text:style-name="Pre">http://localhost:8091/admin/linkblog/</text:span> in the browser and add a few more items with 'Add Item'.</text:p>
        </text:list-item>
        <text:list-item>
          <text:p text:style-name="P25">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text:span text:style-name="Pre"><text:span text:style-name="T83">'</text:span></text:span><text:span text:style-name="Pre">update</text:span><text:span text:style-name="Pre"><text:span text:style-name="T83">'</text:span></text:span> function in <text:span text:style-name="Pre">/ds/Linkblog.js</text:span>. Inspect this file. <text:span text:style-name="Pre">Linkblog.js</text:span> specifies the table name as 'links11', but also extends <text:span text:style-name="Pre">BaseFB</text:span>. (Since <text:span text:style-name="Pre">Linkblog.js</text:span> runs in the Node.js server and not in the browser, we can use <text:span text:style-name="Pre">'extends'</text:span> instead of <text:span text:style-name="Pre"><text:span text:style-name="T52">'.</text:span></text:span><text:span text:style-name="Pre">extends([</text:span><text:span text:style-name="Pre"><text:span text:style-name="T52">'</text:span></text:span>). <text:span text:style-name="Pre">BaseFB</text:span> has the common functionality to create a Firebase connection, query and update the database. For this, it uses the <text:span text:style-name="T52">'</text:span>firebase-admin<text:span text:style-name="T52">'</text:span> package imported as a dependency in <text:span text:style-name="Pre">/bsrv/</text:span><text:span text:style-name="Pre"><text:span text:style-name="T87">​</text:span></text:span><text:span text:style-name="Pre">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25">Perspective: For a complete Create-Read-Update-Delete (CRUD) implementation, we would add single-row query, update and delete capab<text:span text:style-name="T83">i</text:span>lity. To edit existing items, we would navigate to <text:span text:style-name="Pre">'/detail.html?id=x' </text:span>and, in <text:span text:style-name="Pre">LinkblogBusiness </text:span><text:span text:style-name="Pre"><text:span text:style-name="T52">'d</text:span></text:span><text:span text:style-name="Pre">etail()</text:span><text:span text:style-name="Pre"><text:span text:style-name="T52">'</text:span></text:span>, use the <text:span text:style-name="Pre">'id'</text:span> URL parameter to obtain the existing data querying by a primary key column or unique index on the database. If you were to use a database service provider other than Google Firebase, you would create an implementation of <text:span text:style-name="Pre">BaseFB.js</text:span> using the alternative provider's API, following the provider's examples for Node.js. </text:p>
        </text:list-item>
      </text:list>
      <text:p text:style-name="Text_20_body"><text:soft-page-break/></text:p>
      <text:h text:style-name="P13" text:outline-level="2"><text:bookmark text:name="lab-8-login-security-and-tokens"/><text:bookmark-start text:name="__RefHeading___Toc5736_1455034019"/>Lab 8: Log-in Security and Tokens<text:bookmark-end text:name="__RefHeading___Toc5736_1455034019"/></text:h>
      <text:p text:style-name="Text_20_body"/>
      <text:list xml:id="list4749513902429816433" text:style-name="L9">
        <text:list-item>
          <text:p text:style-name="P26">Until now we had log-in security for the Admin module disabled. Inspect <text:span text:style-name="Pre">/admin/login/index.pug,</text:span> and look for <text:span text:style-name="Pre">'//sb.redirect</text:span><text:span text:style-name="Pre"><text:span text:style-name="T87">​</text:span></text:span><text:span text:style-name="Pre">('/admin/home/')</text:span><text:span text:style-name="Pre"><text:span text:style-name="T19">'</text:span></text:span>. Uncomment it by removing <text:span text:style-name="Pre">'//'</text:span>. Ensure the API service is running. Return to the home page at <text:span text:style-name="Pre">http://localhost:8091</text:span>, and click the 'Admin' menu item to see the log-in prompt. Use 'demo':'demo' as username:password and click 'Login'. In VS Code, return to <text:span text:style-name="Pre">/admin/login/index.pug</text:span>. See how we open the modal dialog, bind the form and register the form submit. Modal dialogs are natively supported by the Chrome browser. We use a <text:span text:style-name="T5">polyfill</text:span>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text:span text:style-name="T53">'d</text:span></text:span><text:span text:style-name="Pre">iv</text:span><text:span text:style-name="Pre"><text:span text:style-name="T53">'</text:span></text:span> with <text:span text:style-name="Pre">id 'error'</text:span> on the page.</text:p>
        </text:list-item>
        <text:list-item>
          <text:p text:style-name="P26">Along with the 'OK' response, the API server returned a 'token' string. We store the token as a cookie (name: <text:span text:style-name="Pre">'auth'</text:span>) in the browser. After the initial log-in, we use this token on all pages and for all API calls that require au<text:span text:style-name="T19">t</text:span>hentication. While we could have stored username and password as a cookie <text:span text:style-name="T83">instead</text:span>, the advantage of using a token after initial authentication is that it can be heavily encoded. For maximum security and defense against network sniffing, the token could even be changed on every request.</text:p>
        </text:list-item>
        <text:list-item>
          <text:p text:style-name="P26">To protect the <text:span text:style-name="T53">l</text:span>inkblog pages with a log-in, open <text:span text:style-name="Pre">/admin/linkblog/</text:span><text:span text:style-name="Pre"><text:span text:style-name="T87">​</text:span></text:span><text:span text:style-name="Pre">index.pug</text:span> and <text:span text:style-name="Pre">/detail.pug</text:span> and uncomment <text:span text:style-name="Pre"><text:span text:style-name="T53">'/</text:span></text:span><text:span text:style-name="Pre">/sb.ensureLogin(...)</text:span><text:span text:style-name="Pre"><text:span text:style-name="T53">'</text:span></text:span>. This function checks for the existence of the <text:span text:style-name="Pre">'auth'</text:span> cookie. If this cookie doesn't exist, it means that the user has not logged in, and he is redirected to the log-in screen. We destroy the <text:span text:style-name="Pre">'auth'</text:span> cookie on log-out; see <text:span text:style-name="Pre">'script.'</text:span> in <text:span text:style-name="Pre">/admin/logout/index.pug</text:span>. Log-out is triggered when clicking the admin menu 'Logout' item.</text:p>
        </text:list-item>
        <text:list-item>
          <text:p text:style-name="P26">There is one more thing to improve. In our flow, on full page refresh, the browser renders the static parts of the page before ensuring log-in. The ugly result is that the admin menu bar, static page content and footer may briefly display before a redirect to the log-in page happens. <text:soft-page-break/>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text:span text:style-name="T53">HTML</text:span> <text:span text:style-name="Pre"><text:span text:style-name="T53">'b</text:span></text:span><text:span text:style-name="Pre">ody</text:span><text:span text:style-name="Pre"><text:span text:style-name="T53">'</text:span></text:span> to a very low <text:span text:style-name="Pre"><text:span text:style-name="T53">'0</text:span></text:span><text:span text:style-name="Pre">.1</text:span><text:span text:style-name="Pre"><text:span text:style-name="T53">'</text:span></text:span> by default (You can set it to <text:span text:style-name="Pre"><text:span text:style-name="T53">'0'</text:span></text:span>, if you prefer). <text:span text:style-name="Pre"><text:span text:style-name="T53">'L</text:span></text:span><text:span text:style-name="Pre">inkblog.ensureLogin</text:span><text:span text:style-name="Pre"><text:span text:style-name="T53">'</text:span></text:span> sets the opacity to <text:span text:style-name="Pre"><text:span text:style-name="T53">'1'</text:span></text:span> when the user has been confirmed to have successfully logged in, causing the page to display in full. Save <text:span text:style-name="Pre">admin.sass</text:span> and try the log-in routine again to see the result. We could also imagine using a <text:span text:style-name="T5">spinner</text:span> during the transition; see <text:span text:style-name="Pre">http://spin.js.org/spinner</text:span>. </text:p>
        </text:list-item>
        <text:list-item>
          <text:p text:style-name="P26">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text:span text:style-name="Pre">'write'</text:span>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ext:span text:style-name="T53">'T</text:span></text:span><text:span text:style-name="Pre">okenAuth</text:span><text:span text:style-name="Pre"><text:span text:style-name="T53">'</text:span></text:span> contains our very simple <text:span text:style-name="T20">a</text:span>uthentication functionalities: validate that username:password match demo:demo, and <text:span text:style-name="T83">the </text:span>token always matches 'abc'. </text:p>
        </text:list-item>
        <text:list-item>
          <text:p text:style-name="P26">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text:span text:style-name="T54">From there</text:span> we pass it on to the DAO in <text:span text:style-name="Pre">'sb.linkblogDao.update(formData, e.data.auth)'</text:span>. This continues through <text:span text:style-name="Pre">BDS.js</text:span> <text:span text:style-name="Pre"><text:span text:style-name="T54">'</text:span></text:span><text:span text:style-name="Pre">update</text:span><text:span text:style-name="Pre"><text:span text:style-name="T54">'</text:span></text:span>, <text:span text:style-name="Pre"><text:span text:style-name="T54">'</text:span></text:span><text:span text:style-name="Pre">_post</text:span><text:span text:style-name="Pre"><text:span text:style-name="T54">'</text:span></text:span> and <text:span text:style-name="Pre"><text:span text:style-name="T54">'</text:span></text:span><text:span text:style-name="Pre">fetch_</text:span><text:span text:style-name="Pre"><text:span text:style-name="T54">'</text:span></text:span> functions, where the token is passed to the API as <text:span text:style-name="Pre">'X-JToken'</text:span> header. If configured as described above, in <text:span text:style-name="Pre">/bsrv/scode/route/</text:span><text:span text:style-name="Pre"><text:span text:style-name="T87">​</text:span></text:span><text:span text:style-name="Pr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26"><text:soft-page-break/>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20">l</text:span>inkblog list page. If it failed because the token did not validate ('Forbidden'), <text:span text:style-name="T55">we </text:span>show an alert and redirect to the login page. In case of other failures, simply show an alert. If you wish to simulate the errors, go to <text:span text:style-name="Pre">/admin/linkblog/detail.pug</text:span> and make it send an invalid <text:span text:style-name="T83">'auth' value </text:span>with <text:span text:style-name="Pre">'$('#form1').submit({auth:</text:span> <text:span text:style-name="Pre">'</text:span><text:span text:style-name="Pre"><text:span text:style-name="T39">XYZ</text:span></text:span><text:span text:style-name="Pre">'},</text:span> <text:span text:style-name="Pre">sb.save)'</text:span>. Attempt to add and save a new linkblog item. Revert to <text:span text:style-name="Pre">'$('#form1').submit</text:span><text:span text:style-name="Pre"><text:span text:style-name="T87">​</text:span></text:span><text:span text:style-name="Pre">({auth:</text:span> <text:span text:style-name="Pre">Cookies.get('auth')},</text:span> <text:span text:style-name="Pre">sb.save)' </text:span>when done. Since our linkblog is expected to be public, we didn't implement authentication for the <text:span text:style-name="Pre"><text:span text:style-name="T55">'l</text:span></text:span><text:span text:style-name="Pre">inkblogDAO.selectList</text:span><text:span text:style-name="Pre"><text:span text:style-name="T55">'</text:span></text:span> API call, but this could easily be added.</text:p>
        </text:list-item>
        <text:list-item>
          <text:p text:style-name="P26">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20">c</text:span>essful log-in always redirects to the admin landing page. For production, we would probably enhance the log-in flow by keeping track of which protected page was requested and redirect to it after successful log-in. </text:p>
        </text:list-item>
      </text:list>
      <text:p text:style-name="Text_20_body"/>
      <text:p text:style-name="P2"/>
      <text:p text:style-name="P2"/>
      <text:h text:style-name="P11" text:outline-level="1"/>
      <text:h text:style-name="P11" text:outline-level="1"><text:bookmark-start text:name="__RefHeading___Toc5738_1455034019"/>Part III: The Perspectives<text:bookmark-end text:name="__RefHeading___Toc5738_1455034019"/></text:h>
      <text:p text:style-name="Text_20_body"/>
      <text:p text:style-name="P2"/>
      <text:h text:style-name="P13" text:outline-level="2"><text:bookmark text:name="lab-9-standard-web-components-and-their-communication"/><text:bookmark-start text:name="__RefHeading___Toc5740_1455034019"/>Lab 9: Standard Web Components and their Communication<text:bookmark-end text:name="__RefHeading___Toc5740_1455034019"/></text:h>
      <text:p text:style-name="Text_20_body"/>
      <text:list xml:id="list8869116110674355611" text:style-name="L10">
        <text:list-item>
          <text:p text:style-name="P27">The quest for the web equivalent of 'Legos' has been going on for a while. Legos are <text:span text:style-name="T5">composable</text:span>: you can connect pieces in different ways. They are <text:span text:style-name="T5">reusable</text:span>: the same kind of piece can be used in multiple places. Legos are also <text:span text:style-name="T5">modular</text:span>: you can connect one assembly to another one. Unlike Legos <text:span text:style-name="T56">[</text:span>mostly; <text:span text:style-name="T56">google</text:span> <text:span text:style-name="T56">'</text:span>kickstarter brixo<text:span text:style-name="T56">']</text:span>, however, components for the web also need to be able to <text:span text:style-name="T5">communicate</text:span> with each other and with the outside world. Finally, web components need to be <text:span text:style-name="T5">insulated </text:span>(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27">In reality, component frameworks have had a short half-life. The last years <text:span text:style-name="T83">have</text:span>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text:span text:style-name="T70">eighteen</text:span> months from now. Assuming you don't want to start from scratch and rewrite everything every <text:span text:style-name="T70">eighteen</text:span> months, that presents you with a great challenge of how to write applications that you can expect to be both maintainable and future-safe.</text:p>
        </text:list-item>
        <text:list-item>
          <text:p text:style-name="P27">Our best practice to deal with the evolving landscape of web components is to write web apps that are structured in a <text:span text:style-name="T5">component-framework-agnostic</text:span> way, where you can potentially keep existing components around, but develop new components using a newer component framework. We achieve this by avoiding the use of the two kinds of common component framework features that create unattractive lock-in: custom navigation mechanisms (routers) and framework-specific component communication implementations. We use the browser's great native navigation mechanisms (URL and browser history) as shown in Lab 4, and framework-agnostic <text:soft-page-break/>component communication as implemented in the sample project shown below. </text:p>
        </text:list-item>
        <text:list-item>
          <text:p text:style-name="P27">There is, however, light at the end of the tunnel: a W3C standard for web components appears to be forming. Read about <text:span text:style-name="T5">Standard Web Components</text:span>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text:span text:style-name="T5">Polymer</text:span>, is actually developed on top of this emerging standard. We use <text:span text:style-name="T56">S</text:span>tandard <text:span text:style-name="T56">W</text:span>eb <text:span text:style-name="T56">C</text:span>omponents as the default component framework for this Lab. However, our architectural concepts can also be applied when using other frameworks. May we tempt you to write a sample integration for your favorite component framework and contribute it to <text:span text:style-name="T56">github.com/</text:span>topseed?</text:p>
        </text:list-item>
        <text:list-item>
          <text:p text:style-name="P27">Among other things, newer component frameworks solve the problem of CSS bleeding by using the <text:span text:style-name="T5">Shadow DOM</text:span> construct. To work with web components you should understand Shadow DOM; read a good introduction at <text:span text:style-name="Pre">https</text:span>:<text:span text:style-name="Pre">//www.html5rocks.com/en/tutorials/</text:span><text:span text:style-name="Pre"><text:span text:style-name="T88">​</text:span></text:span><text:span text:style-name="Pre">webcomponents/</text:span><text:span text:style-name="Pre"><text:span text:style-name="T88">​</text:span></text:span><text:span text:style-name="Pre">shadowdom/</text:span>. We prefer it over the more recent introduction at <text:span text:style-name="Pre">https</text:span>:<text:span text:style-name="Pre">//developers.google.com/web/fundamentals/</text:span><text:span text:style-name="Pre"><text:span text:style-name="T88">​</text:span></text:span><text:span text:style-name="Pre">getting-started/primers/shadowdom</text:span>. <text:span text:style-name="T5">Templates</text:span> and <text:span text:style-name="T5">HTML Imports</text:span> are other Standard Web Component features which will become clear with the examples in this Lab. Finally, there is a <text:span text:style-name="T5">Custom Element API</text:span> to create new HTML tags. <text:span text:style-name="T57">Unfortunately</text:span>, the implementation of this API uses 'class'<text:span text:style-name="Pre"> </text:span>which is not supported by Internet Explorer. <text:span text:style-name="T57">(It is theoretically possible but painful to down-compile for IE.)</text:span> We will use the Custom Element API once IE has lost its remaining popularity, or when we can rule out IE in a corporate app. </text:p>
        </text:list-item>
        <text:list-item>
          <text:p text:style-name="P27">Download and unzip <text:span text:style-name="Pre">topseed-webcomps-master.zip</text:span> from <text:span text:style-name="Pre">https://</text:span><text:span text:style-name="Pre"><text:span text:style-name="T88">​</text:span></text:span><text:span text:style-name="Pre">github.com/topseed/topseed-webcomp</text:span> to your location of choice on your developer machine. Open the project in VS Code. Add the project folder <text:span text:style-name="Pre">/topseed-webcomps</text:span> in Prepros, but but ensure that Pug <text:span text:style-name="T57">Auto-Compile</text:span>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text:span text:style-name="T83">all </text:span>generated HTML responses in the CDN, there is practically no impact on production performance, but the development project is a lot cleaner. </text:p>
        </text:list-item>
        <text:list-item>
          <text:p text:style-name="P27"><text:soft-page-break/>In VS Code, open Terminal Shell (<text:span text:style-name="Pre">Ctrl+Shift+`</text:span>), type <text:span text:style-name="Pre">'cd demo-srv [Enter]',</text:span> do the <text:span text:style-name="Pre">'npm install [Enter]'</text:span> and then <text:span text:style-name="Pre">'node </text:span><text:span text:style-name="Pre"><text:span text:style-name="T59">main</text:span></text:span><text:span text:style-name="Pre"> [Enter]'</text:span>. <text:span text:style-name="T63">(In this project, </text:span><text:span text:style-name="Pre"><text:span text:style-name="T63">index.js</text:span></text:span><text:span text:style-name="T63"> has been renamed to </text:span><text:span text:style-name="Pre"><text:span text:style-name="T63">main.js</text:span></text:span><text:span text:style-name="T63">.) </text:span>You should see console output 'Web server listening at http://localhost:9081'.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20">Labs</text:span> 6 <text:span text:style-name="T20">and 7</text:span>, this page uses <text:span text:style-name="Pre">'/page/list/ListBusiness.js'</text:span> to load a list from a JSON response promise. For data binding, <text:span text:style-name="Pre"><text:span text:style-name="T59">'L</text:span></text:span><text:span text:style-name="Pre">istBusiness.list()</text:span><text:span text:style-name="Pre"><text:span text:style-name="T59">'</text:span></text:span><text:span text:style-name="Pre"> </text:span>uses <text:span text:style-name="Pre">doT.js</text:span>, a fast <text:span text:style-name="T5">moustache-style</text:span>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27">Inspect the component version of the list page at /<text:span text:style-name="Pre">demo-srv/root2/</text:span><text:span text:style-name="Pre"><text:span text:style-name="T88">​</text:span></text:span><text:span text:style-name="Pre">page/list/index.pug</text:span>. It has a custom element in the <text:span text:style-name="T21">HTML</text:span> named '<text:span text:style-name="Pre">list-el'</text:span>. Custom elements must include a <text:span text:style-name="Pre">'-' </text:span>(dash) in the tag name. The doT template has disappear<text:span text:style-name="T59">e</text:span>d. The page <text:span text:style-name="Pre">'script.'</text:span> loads <text:span text:style-name="Pre">ListBusiness.js</text:span> and the <text:span text:style-name="T59">l</text:span>ist component definition from the HTML Import <text:span text:style-name="Pre">/_webComp/List.html,</text:span> registers the <text:span text:style-name="T5">component prototype</text:span> with the browser using <text:span text:style-name="Pre">TW.registerComp</text:span> and then calls <text:span text:style-name="Pre"><text:span text:style-name="T59">'s</text:span></text:span><text:span text:style-name="Pre">b.compList()</text:span><text:span text:style-name="Pre"><text:span text:style-name="T59">'</text:span></text:span> to render an <text:span text:style-name="T5">instance</text:span>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text:span text:style-name="T59">'l</text:span></text:span><text:span text:style-name="Pre">ist(values)</text:span><text:span text:style-name="Pre"><text:span text:style-name="T59">'</text:span></text:span> function. We always pass data to a component <text:span text:style-name="T59">rather than</text:span> making the component load data. This keeps the component simpler and more manageable. As a result of using a component, both the page and <text:span text:style-name="Pre">ListBusiness</text:span> are somewhat cleaner; <text:span text:style-name="T59">any</text:span> 'JavaScript mess' is hidden inside the component.</text:p>
        </text:list-item>
        <text:list-item>
          <text:p text:style-name="P27">Optional: Inspect the list component implementation at <text:span text:style-name="Pre">/demo-srv/</text:span><text:span text:style-name="Pre"><text:span text:style-name="T88">​</text:span></text:span><text:span text:style-name="Pre">root2/</text:span><text:span text:style-name="Pre"><text:span text:style-name="T88">​</text:span></text:span><text:span text:style-name="Pre">_webComp/List.pug</text:span>. You will find the Standard Web Component <text:span text:style-name="Pre">'template'</text:span> tag that includes the node <text:span text:style-name="Pre"><text:span text:style-name="T59">'#</text:span></text:span><text:span text:style-name="Pre">myList</text:span><text:span text:style-name="Pre"><text:span text:style-name="T59">'</text:span></text:span> previously seen in the non-component page, as well as the <text:span text:style-name="Pre"><text:span text:style-name="T59">'x</text:span></text:span><text:span text:style-name="Pre">-dot-template</text:span><text:span text:style-name="Pre"><text:span text:style-name="T59">'</text:span></text:span>. The <text:span text:style-name="Pre">'script.' </text:span>section creates a <text:span text:style-name="Pre">HTMLElement</text:span> prototype named <text:span text:style-name="Pre">'ListEl',</text:span> specifies to attach the insulated shadow DOM (using <text:span text:style-name="Pre"><text:span text:style-name="T59">'T</text:span></text:span><text:span text:style-name="Pre">W.attachShadow</text:span><text:span text:style-name="Pre"><text:span text:style-name="T59">'</text:span></text:span>) when an actual component instance is created from the prototype <text:soft-page-break/>(<text:span text:style-name="Pre">'createdCallback'</text:span>). Also see the <text:span text:style-name="Pre"><text:span text:style-name="T59">'L</text:span></text:span><text:span text:style-name="Pre">istEl.lis</text:span><text:span text:style-name="Pre"><text:span text:style-name="T21">t'</text:span></text:span><text:span text:style-name="Pre"> </text:span>func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27">As of the time of writing, due to <text:span text:style-name="T59">less than </text:span>perfect polyfills, CSS still bleeds in both directions in Firefox and Edge. For us this is not catastrophic because we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webcomps/_webComp/circle.pug</text:span> for an example of BEM inside a component. You can also attempt to insulate component CSS by using a scope <text:span text:style-name="Pre"><text:span text:style-name="T59">'</text:span></text:span><text:span text:style-name="Pre">div</text:span><text:span text:style-name="Pre"><text:span text:style-name="T59">'</text:span></text:span>; see <text:span text:style-name="T60">the </text:span>use of <text:span text:style-name="Pre"><text:span text:style-name="T60">'.</text:span></text:span><text:span text:style-name="Pre">bgauge-el</text:span><text:span text:style-name="Pre"><text:span text:style-name="T60">'</text:span></text:span> in /<text:span text:style-name="Pre">topseed-webcomps/</text:span><text:span text:style-name="Pre"><text:span text:style-name="T88">​</text:span></text:span><text:span text:style-name="Pre">_webComp/</text:span><text:span text:style-name="Pre"><text:span text:style-name="T88">​</text:span></text:span><text:span text:style-name="Pre">gauge.pug</text:span>. It is also possible to write components that bleed <text:span text:style-name="T11">o</text:span><text:span text:style-name="T5">n purpose</text:span>, by making 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21">Lab</text:span> 5.</text:p>
        </text:list-item>
        <text:list-item>
          <text:p text:style-name="P27">In a browser, go to the dashboard page at <text:span text:style-name="Pre">http://localhost:9081/page/</text:span><text:span text:style-name="Pre"><text:span text:style-name="T88">​</text:span></text:span><text:span text:style-name="Pre">dashboard/</text:span>. Inspect the dashboard page at <text:span text:style-name="Pre">/demo-srv/root/page/</text:span><text:span text:style-name="Pre"><text:span text:style-name="T88">​</text:span></text:span><text:span text:style-name="Pre">dashboard/</text:span><text:span text:style-name="Pre"><text:span text:style-name="T88">​</text:span></text:span><text:span text:style-name="Pre">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ext:span text:style-name="T60">t</text:span>he <text:span text:style-name="T60">C</text:span>ircle and <text:span text:style-name="T60">G</text:span>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data, it was convenient to use it as message bus as well. <text:span text:style-name="T83">Y</text:span>ou can use a separate message bus instead, <text:span text:style-name="T83">if you prefer: s</text:span>ee the use of <text:span text:style-name="Pre">'const _blx = new BLX(null)' </text:span><text:span text:style-name="Pre"><text:span text:style-name="T60">in</text:span></text:span> <text:span text:style-name="Pre">/demo-srv/root2/comp/com/index.pug</text:span>.</text:p>
        </text:list-item>
        <text:list-item>
          <text:p text:style-name="P27"><text:soft-page-break/>On the dashboard page at <text:span text:style-name="Pre">http://localhost:9081/page/dashboard/,</text:span> click on one of the list links <text:span text:style-name="T60">to </text:span>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heir component-specific implementation to update the display. This way, components are loosely coupled. </text:p>
        </text:list-item>
        <text:list-item>
          <text:p text:style-name="P27">Optional: Learn about the component communication implementation. First inspect the function <text:span text:style-name="Pre">'addComp'</text:span> at <text:span text:style-name="Pre">/demo-srv/root/page/</text:span><text:span text:style-name="Pre"><text:span text:style-name="T88">​</text:span></text:span><text:span text:style-name="Pre">list/</text:span><text:span text:style-name="Pre"><text:span text:style-name="T88">​</text:span></text:span><text:span text:style-name="Pre">ListBusiness.js;</text:span> <text:span text:style-name="T61">i</text:span>t <text:span text:style-name="T61">passes a reference to the</text:span> bus <text:span text:style-name="T61">to</text:span> component. Look at the <text:span text:style-name="Pre">'ListEl.init' </text:span>function in <text:span text:style-name="Pre">/demo-srv/root/_webComps/List.pug</text:span>. The component instance <text:span text:style-name="Pre">'listEl'</text:span> keeps <text:span text:style-name="T61">the</text:span>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mySelectio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compo<text:span text:style-name="T61">n</text:span>ent). <text:span text:style-name="T61">With</text:span> '<text:span text:style-name="Pre">_blx.on('mySelection'...'</text:span> it specifies to update the component display when the bus received a message with key 'mySelection'. In summary, the components are 'loosely coupled' because neither component requires the presence of other components. </text:p>
        </text:list-item>
        <text:list-item>
          <text:p text:style-name="P27">We like creating and using components when it make us more productive, and the code becomes more maintainable. We decide this per use case. Be your own judge! </text:p>
        </text:list-item>
        <text:list-item>
          <text:p text:style-name="P27"><text:span text:style-name="T89">If this lab felt a little heavy, we would be </text:span>happy to <text:span text:style-name="T1">help get you started with i</text:span>n-house seminars, workshops <text:span text:style-name="T89">and 'training the trainer'. That applies to other</text:span> <text:span text:style-name="T89">l</text:span>abs <text:span text:style-name="T89">as well</text:span>. Just email us at hi@appthings.io.</text:p>
        </text:list-item>
      </text:list>
      <text:p text:style-name="Text_20_body"/>
      <text:p text:style-name="P2"/>
      <text:h text:style-name="P13" text:outline-level="2"><text:bookmark text:name="lab-10-mobile-app-phonegap-"/><text:bookmark-start text:name="__RefHeading___Toc5742_1455034019"/>Lab 10: Mobile App (Phonegap)<text:bookmark-end text:name="__RefHeading___Toc5742_1455034019"/></text:h>
      <text:p text:style-name="Text_20_body"/>
      <text:list xml:id="list8526319542736813950" text:style-name="L11">
        <text:list-item>
          <text:p text:style-name="P28">In this <text:span text:style-name="T83">l</text:span>ab we will customize and install an Android app that uses the <text:span text:style-name="T5">Cordova In-App Browser</text:span>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text:span><text:span text:style-name="Pre"><text:span text:style-name="T88">​</text:span></text:span><text:span text:style-name="Pre">releases</text:span>. In Phonegap Desktop, add the <text:span text:style-name="Pre">/topseed-mobil</text:span><text:span text:style-name="Pre"><text:span text:style-name="T22">e</text:span></text:span><text:span text:style-name="Pre"> </text:span>folder as a <text:span text:style-name="T22">p</text:span>roject, and click the '&gt;' button. A message 'Server is running on...' should come up. Click on the URL to open the <text:span text:style-name="T75">a</text:span>pp in a browser. Resize the browser to mobile phone format. </text:p>
        </text:list-item>
        <text:list-item>
          <text:p text:style-name="P28">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text:span><text:span text:style-name="Pre"><text:span text:style-name="T88">​</text:span></text:span><text:span text:style-name="Pre">index.html</text:span>. If you only deployed to the CDN or <text:span text:style-name="Pre">zeit.co</text:span>,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text:span text:style-name="T76">By including</text:span> <text:span text:style-name="Pre">'/index.html'</text:span> in the path, <text:span text:style-name="T76">we ensure to</text:span> deliver the turbo (non-AMP) version of the page <text:span text:style-name="T76">with its smoother transitions and rich client app feel.</text:span></text:p>
        </text:list-item>
        <text:list-item>
          <text:p text:style-name="P28">To allow the in-app browser to navigate to the newly configured URL, in <text:span text:style-name="Pre">/config.xml</text:span> <text:span text:style-name="Pre">&lt;allow-navigation href="https://m.appthings.io/*" /&gt;</text:span>, replace <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here. Optional: change the values for the app <text:span text:style-name="Pre">'name'</text:span> and <text:span text:style-name="Pre">'version'</text:span> in <text:span text:style-name="Pre">/config.xml</text:span>.</text:p>
        </text:list-item>
        <text:list-item>
          <text:p text:style-name="P28"><text:soft-page-break/>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text:span text:style-name="T73">G</text:span>ithub <text:span text:style-name="T73">c</text:span>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28">See <text:span text:style-name="Pre">http://docs.phonegap.com/</text:span> for further information about <text:span text:style-name="T84">P</text:span>honegap, for instruction how to deploy to Apple iOS, and how your app can access phone-specific APIs, such as address book, location information etc. if necessary. We would use a <text:span text:style-name="T5">service worker</text:span> to support offline-browsing as needed.</text:p>
        </text:list-item>
        <text:list-item>
          <text:p text:style-name="P28">In this <text:span text:style-name="T70">l</text:span>ab we used the Cordova In-App Browser to render app content from a CDN. As shown in Lab 6, the app can also obtain data securely from separate API servers. Thanks to <text:span text:style-name="T69">A</text:span>pp<text:span text:style-name="T69">S</text:span>hell, Turbo and caching introduced in Lab 4, the app has a smooth single page application feel. As a result, we were able to develop a rich mobile app without requiring <text:span text:style-name="T77">advanced</text:span>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in" fo:margin-bottom="0.1965in" loext:contextual-spacing="false" fo:line-height="0.1799in" fo:orphans="2" fo:widows="2" style:page-number="auto"/>
      <style:text-properties fo:font-size="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1"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0201in" fo:margin-right="0in" fo:margin-top="0in" fo:margin-bottom="0.0598in" loext:contextual-spacing="false" fo:text-indent="0in" style:auto-text-indent="false">
        <style:tab-stops>
          <style:tab-stop style:position="6.9252in" style:type="right" style:leader-style="dotted" style:leader-text="."/>
        </style:tab-stops>
      </style:paragraph-properties>
      <style:text-properties fo:font-weight="bold"/>
    </style:style>
    <style:style style:name="Header_20_right" style:display-name="Header right" style:family="paragraph" style:parent-style-name="Standard" style:class="extra" style:master-page-name="">
      <style:graphic-properties draw:fill-image-width="0in" draw:fill-image-height="0in"/>
      <style:paragraph-properties fo:text-align="end" style:justify-single-word="false" style:page-number="auto" fo:padding="0in" fo:border="none" style:shadow="none" text:number-lines="false" text:line-number="0">
        <style:tab-stops>
          <style:tab-stop style:position="2.35in" style:type="center"/>
          <style:tab-stop style:position="4.7in" style:type="right"/>
        </style:tab-stops>
      </style:paragraph-properties>
      <style:text-properties fo:font-size="10pt" fo:font-weight="bold"/>
    </style:style>
    <style:style style:name="Header_20_left" style:display-name="Header left" style:family="paragraph" style:parent-style-name="Standard" style:next-style-name="Header_20_right" style:class="extra">
      <style:paragraph-properties fo:padding="0.0201in" fo:border-left="none" fo:border-right="none" fo:border-top="none" fo:border-bottom="0.06pt solid #000000" style:shadow="none" text:number-lines="false" text:line-number="0">
        <style:tab-stops>
          <style:tab-stop style:position="2.35in" style:type="center"/>
          <style:tab-stop style:position="4.7in" style:type="right"/>
        </style:tab-stops>
      </style:paragraph-properties>
      <style:text-properties fo:font-size="10pt" fo:font-weight="bold"/>
    </style:style>
    <style:style style:name="Footer_20_left" style:display-name="Foot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1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3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598in" loext:contextual-spacing="false" fo:text-indent="0in" style:auto-text-indent="false">
        <style:tab-stops>
          <style:tab-stop style:position="4.5035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M+ 1m" fo:font-family="'M+ 1m'" style:font-style-name="Regular"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fo:text-align="end">
          <style:list-level-label-alignment text:label-followed-by="listtab" text:list-tab-stop-position="0.1965in" fo:text-indent="-0.1563in" fo:margin-left="0.1965in"/>
        </style:list-level-properties>
      </text:list-level-style-number>
      <text:list-level-style-number text:level="2" text:style-name="Numbering_20_Symbols" style:num-suffix=". " style:num-format="1">
        <style:list-level-properties text:list-level-position-and-space-mode="label-alignment" fo:text-align="end">
          <style:list-level-label-alignment text:label-followed-by="listtab" text:list-tab-stop-position="0.3937in" fo:text-indent="-0.3535in" fo:margin-left="0.3937in"/>
        </style:list-level-properties>
      </text:list-level-style-number>
      <text:list-level-style-number text:level="3" text:style-name="Numbering_20_Symbols" style:num-suffix=". " style:num-format="1">
        <style:list-level-properties text:list-level-position-and-space-mode="label-alignment" fo:text-align="end">
          <style:list-level-label-alignment text:label-followed-by="listtab" text:list-tab-stop-position="0.5902in" fo:text-indent="-0.55in" fo:margin-left="0.5902in"/>
        </style:list-level-properties>
      </text:list-level-style-number>
      <text:list-level-style-number text:level="4" text:style-name="Numbering_20_Symbols" style:num-suffix=". " style:num-format="1">
        <style:list-level-properties text:list-level-position-and-space-mode="label-alignment" fo:text-align="end">
          <style:list-level-label-alignment text:label-followed-by="listtab" text:list-tab-stop-position="0.7874in" fo:text-indent="-0.7472in" fo:margin-left="0.7874in"/>
        </style:list-level-properties>
      </text:list-level-style-number>
      <text:list-level-style-number text:level="5" text:style-name="Numbering_20_Symbols" style:num-suffix=". " style:num-format="1">
        <style:list-level-properties text:list-level-position-and-space-mode="label-alignment" fo:text-align="end">
          <style:list-level-label-alignment text:label-followed-by="listtab" text:list-tab-stop-position="0.9839in" fo:text-indent="-0.9437in" fo:margin-left="0.9839in"/>
        </style:list-level-properties>
      </text:list-level-style-number>
      <text:list-level-style-number text:level="6" text:style-name="Numbering_20_Symbols" style:num-suffix=". " style:num-format="1">
        <style:list-level-properties text:list-level-position-and-space-mode="label-alignment" fo:text-align="end">
          <style:list-level-label-alignment text:label-followed-by="listtab" text:list-tab-stop-position="1.1811in" fo:text-indent="-1.1409in" fo:margin-left="1.1811in"/>
        </style:list-level-properties>
      </text:list-level-style-number>
      <text:list-level-style-number text:level="7" text:style-name="Numbering_20_Symbols" style:num-suffix=". " style:num-format="1">
        <style:list-level-properties text:list-level-position-and-space-mode="label-alignment" fo:text-align="end">
          <style:list-level-label-alignment text:label-followed-by="listtab" text:list-tab-stop-position="1.378in" fo:text-indent="-1.3374in" fo:margin-left="1.378in"/>
        </style:list-level-properties>
      </text:list-level-style-number>
      <text:list-level-style-number text:level="8" text:style-name="Numbering_20_Symbols" style:num-suffix=". " style:num-format="1">
        <style:list-level-properties text:list-level-position-and-space-mode="label-alignment" fo:text-align="end">
          <style:list-level-label-alignment text:label-followed-by="listtab" text:list-tab-stop-position="1.5752in" fo:text-indent="-1.5346in" fo:margin-left="1.5752in"/>
        </style:list-level-properties>
      </text:list-level-style-number>
      <text:list-level-style-number text:level="9" text:style-name="Numbering_20_Symbols" style:num-suffix=". " style:num-format="1">
        <style:list-level-properties text:list-level-position-and-space-mode="label-alignment" fo:text-align="end">
          <style:list-level-label-alignment text:label-followed-by="listtab" text:list-tab-stop-position="1.7717in" fo:text-indent="-1.7311in" fo:margin-left="1.7717in"/>
        </style:list-level-properties>
      </text:list-level-style-number>
      <text:list-level-style-number text:level="10" text:style-name="Numbering_20_Symbols" style:num-suffix=". " style:num-format="1">
        <style:list-level-properties text:list-level-position-and-space-mode="label-alignment" fo:text-align="end">
          <style:list-level-label-alignment text:label-followed-by="listtab" text:list-tab-stop-position="1.9689in" fo:text-indent="-1.9283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bottom="0.1965in"/>
      </style:header-style>
      <style:footer-style/>
    </style:page-layout>
    <style:page-layout style:name="Mpm3" style:page-usage="left">
      <style:page-layout-properties fo:page-width="6in" fo:page-height="9in" style:num-format="1" style:print-orientation="portrait" fo:margin-top="0.5in" fo:margin-bottom="0.5in" fo:margin-left="0.5in" fo:margin-right="0.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4" style:page-usage="right">
      <style:page-layout-properties fo:page-width="6in" fo:page-height="9in" style:num-format="1" style:print-orientation="portrait" fo:margin-top="0.5in" fo:margin-bottom="0.5in" fo:margin-left="0.8in" fo:margin-right="0.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page-layout>
  </office:automatic-styles>
  <office:master-styles>
    <style:master-page style:name="Standard" style:page-layout-name="Mpm1"/>
    <style:master-page style:name="Endnote" style:page-layout-name="Mpm2">
      <style:header>
        <text:p text:style-name="Header"/>
      </style:header>
    </style:master-page>
    <style:master-page style:name="HTML" style:page-layout-name="Mpm1"/>
    <style:master-page style:name="Left_20_Page" style:display-name="Left Page" style:page-layout-name="Mpm3" style:next-style-name="Right_20_Page">
      <style:header>
        <text:p text:style-name="Header_20_left"><text:page-number text:select-page="current">38</text:page-number></text:p>
      </style:header>
    </style:master-page>
    <style:master-page style:name="Right_20_Page" style:display-name="Right Page" style:page-layout-name="Mpm4" style:next-style-name="Left_20_Page">
      <style:header>
        <text:p text:style-name="Header"><text:page-number text:select-page="current">33</text:page-number></text:p>
      </style:header>
      <style:header-first>
        <text:p text:style-name="Header_20_right"><text:page-number text:select-page="current">37</text:page-number></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5T14:37:31.860000000</dc:date>
    <meta:editing-duration>PT7H53M7S</meta:editing-duration>
    <meta:editing-cycles>50</meta:editing-cycles>
    <meta:print-date>2017-06-25T14:25:49.749000000</meta:print-date>
    <meta:document-statistic meta:table-count="0" meta:image-count="0" meta:object-count="0" meta:page-count="46" meta:paragraph-count="149" meta:word-count="6815" meta:character-count="59189" meta:non-whitespace-character-count="37264"/>
  </office:meta>
</office:document-meta>
</file>